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5e2" officeooo:paragraph-rsid="0015c5e2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style:font-name="aakar" fo:font-size="14pt" fo:font-weight="bold" officeooo:rsid="0015c5e2" officeooo:paragraph-rsid="0015c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akar" fo:font-size="14pt" fo:font-weight="bold" officeooo:rsid="0017c9cb" officeooo:paragraph-rsid="0017c9cb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akar" fo:font-size="14pt" fo:font-weight="bold" officeooo:rsid="00213204" officeooo:paragraph-rsid="00213204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style:font-name="aakar" fo:font-size="14pt" fo:font-weight="bold" officeooo:paragraph-rsid="00213204"/>
    </style:style>
    <style:style style:name="P7" style:family="paragraph" style:parent-style-name="Standard">
      <style:text-properties fo:color="#000000" style:font-name="aakar" fo:font-size="14pt" fo:font-weight="bold" officeooo:rsid="00221289" officeooo:paragraph-rsid="00221289" style:font-weight-asian="bold" style:font-weight-complex="bold"/>
    </style:style>
    <style:style style:name="P8" style:family="paragraph" style:parent-style-name="Standard">
      <style:text-properties fo:color="#000000" style:font-name="aakar" fo:font-size="14pt" fo:font-weight="bold" officeooo:rsid="00263e5d" officeooo:paragraph-rsid="00263e5d" style:font-weight-asian="bold" style:font-weight-complex="bold"/>
    </style:style>
    <style:style style:name="P9" style:family="paragraph" style:parent-style-name="Standard">
      <style:text-properties fo:color="#000000" style:font-name="aakar" fo:font-size="14pt" fo:font-weight="normal" officeooo:rsid="0016e6ea" officeooo:paragraph-rsid="0016e6ea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style:font-name="aakar" fo:font-size="14pt" fo:font-style="normal" fo:font-weight="normal" officeooo:paragraph-rsid="0017c9cb" style:font-size-asian="14pt" style:font-style-asian="normal" style:font-weight-asian="normal" style:font-size-complex="14pt"/>
    </style:style>
    <style:style style:name="P11" style:family="paragraph" style:parent-style-name="Standard">
      <style:text-properties fo:color="#000000" style:font-name="aakar" fo:font-size="14pt" fo:font-style="normal" fo:font-weight="normal" officeooo:rsid="001dd092" officeooo:paragraph-rsid="0017c9cb" style:font-size-asian="14pt" style:font-style-asian="normal" style:font-weight-asian="normal" style:font-size-complex="14pt"/>
    </style:style>
    <style:style style:name="P12" style:family="paragraph" style:parent-style-name="Standard">
      <style:text-properties fo:color="#000000" style:font-name="aakar" fo:font-size="14pt" fo:font-style="normal" fo:font-weight="normal" officeooo:rsid="001a600d" officeooo:paragraph-rsid="0017c9cb" style:font-size-asian="14pt" style:font-style-asian="normal" style:font-weight-asian="normal" style:font-size-complex="14pt"/>
    </style:style>
    <style:style style:name="P13" style:family="paragraph" style:parent-style-name="Standard">
      <style:text-properties fo:color="#000000" style:font-name="aakar" fo:font-size="20pt" fo:font-weight="bold" officeooo:rsid="0015c5e2" officeooo:paragraph-rsid="0015c5e2" style:font-size-asian="20pt" style:font-weight-asian="bold" style:font-size-complex="20pt" style:font-weight-complex="bold"/>
    </style:style>
    <style:style style:name="P14" style:family="paragraph" style:parent-style-name="Standard">
      <style:text-properties fo:color="#000000" style:font-name="aakar" fo:font-size="20pt" fo:font-weight="bold" officeooo:rsid="0016e6ea" officeooo:paragraph-rsid="0016e6ea" style:font-size-asian="20pt" style:font-weight-asian="bold" style:font-size-complex="20pt" style:font-weight-complex="bold"/>
    </style:style>
    <style:style style:name="P15" style:family="paragraph" style:parent-style-name="Standard">
      <style:text-properties fo:color="#000000" style:font-name="aakar" fo:font-size="20pt" fo:font-weight="bold" officeooo:rsid="001ecf94" officeooo:paragraph-rsid="001ecf94" style:font-size-asian="20pt" style:font-weight-asian="bold" style:font-size-complex="20pt" style:font-weight-complex="bold"/>
    </style:style>
    <style:style style:name="P16" style:family="paragraph" style:parent-style-name="Standard">
      <style:text-properties fo:color="#000000" style:font-name="aakar" fo:font-size="15pt" fo:font-weight="normal" officeooo:rsid="00263e5d" officeooo:paragraph-rsid="00263e5d" style:font-size-asian="15pt" style:font-weight-asian="normal" style:font-size-complex="15pt" style:font-weight-complex="normal"/>
    </style:style>
    <style:style style:name="P17" style:family="paragraph" style:parent-style-name="Standard">
      <style:text-properties fo:color="#000000" style:font-name="aakar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style:font-name="aakar" fo:font-size="15pt" fo:font-style="normal" style:text-underline-style="solid" style:text-underline-width="auto" style:text-underline-color="font-color" fo:font-weight="bold" officeooo:rsid="00263e5d" officeooo:paragraph-rsid="00263e5d" style:font-size-asian="15pt" style:font-style-asian="normal" style:font-weight-asian="bold" style:font-size-complex="15pt" style:font-weight-complex="bold"/>
    </style:style>
    <style:style style:name="P19" style:family="paragraph" style:parent-style-name="Standard">
      <style:text-properties fo:color="#000000" style:font-name="aakar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aakar" fo:font-size="12pt" fo:font-weight="bold" officeooo:rsid="00263e5d" officeooo:paragraph-rsid="00263e5d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aakar" fo:font-size="18pt" style:text-underline-style="solid" style:text-underline-width="auto" style:text-underline-color="font-color" fo:font-weight="bold" officeooo:rsid="00263e5d" officeooo:paragraph-rsid="00263e5d" style:font-size-asian="18pt" style:font-weight-asian="bold" style:font-size-complex="18pt" style:font-weight-complex="bold"/>
    </style:style>
    <style:style style:name="P22" style:family="paragraph" style:parent-style-name="Standard">
      <style:text-properties fo:color="#000000" fo:font-size="12pt" officeooo:rsid="00263e5d" officeooo:paragraph-rsid="00263e5d" style:font-size-asian="12pt" style:font-size-complex="12pt"/>
    </style:style>
    <style:style style:name="P23" style:family="paragraph" style:parent-style-name="Standard">
      <style:text-properties fo:color="#000000" fo:font-size="12pt" officeooo:paragraph-rsid="00263e5d" style:font-size-asian="12pt" style:font-size-complex="12pt"/>
    </style:style>
    <style:style style:name="P24" style:family="paragraph" style:parent-style-name="Standard">
      <style:text-properties fo:color="#000000" fo:font-size="12pt" fo:font-weight="normal" officeooo:rsid="00263e5d" officeooo:paragraph-rsid="00263e5d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fo:font-size="16pt" fo:font-weight="bold" officeooo:rsid="00263e5d" officeooo:paragraph-rsid="00263e5d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000000" style:font-name="JetBrains Mono" fo:font-size="12pt" fo:font-style="normal" fo:font-weight="normal" officeooo:rsid="00263e5d" officeooo:paragraph-rsid="00263e5d" style:font-size-asian="12pt" style:font-style-asian="normal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JetBrains Mono" fo:font-size="12pt" fo:font-style="normal" fo:font-weight="normal" officeooo:paragraph-rsid="00272cf0" style:font-size-asian="12pt" style:font-style-asian="normal" style:font-weight-asian="normal" style:font-size-complex="12pt"/>
    </style:style>
    <style:style style:name="P30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263e5d" officeooo:paragraph-rsid="00263e5d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style:text-line-through-style="none" style:text-line-through-type="none" style:font-name="aakar" fo:font-size="14pt" fo:font-style="normal" fo:font-weight="normal" officeooo:rsid="0029ba08" officeooo:paragraph-rsid="0017c9cb" style:font-size-asian="14pt" style:font-style-asian="normal" style:font-weight-asian="normal" style:font-size-complex="14pt"/>
    </style:style>
    <style:style style:name="P32" style:family="paragraph" style:parent-style-name="Standard">
      <style:text-properties officeooo:paragraph-rsid="0017c9cb"/>
    </style:style>
    <style:style style:name="P33" style:family="paragraph" style:parent-style-name="Standard">
      <style:text-properties officeooo:paragraph-rsid="001dd092"/>
    </style:style>
    <style:style style:name="P34" style:family="paragraph" style:parent-style-name="Standard">
      <style:text-properties officeooo:paragraph-rsid="001ecf94"/>
    </style:style>
    <style:style style:name="P35" style:family="paragraph" style:parent-style-name="Standard">
      <style:text-properties style:font-name="aakar" fo:font-size="15pt" officeooo:paragraph-rsid="001ecf94" style:font-size-asian="15pt" style:font-size-complex="15pt"/>
    </style:style>
    <style:style style:name="P36" style:family="paragraph" style:parent-style-name="Standard">
      <style:text-properties fo:font-variant="normal" fo:text-transform="none" fo:color="#222222" style:font-name="aakar" fo:font-size="15pt" fo:letter-spacing="normal" fo:font-style="normal" fo:font-weight="normal" officeooo:paragraph-rsid="00213204" style:font-size-asian="15pt" style:font-weight-asian="normal" style:font-size-complex="15pt" style:font-weight-complex="normal"/>
    </style:style>
    <style:style style:name="P37" style:family="paragraph" style:parent-style-name="Standard">
      <style:text-properties fo:font-variant="normal" fo:text-transform="none" fo:color="#000000" style:font-name="aakar" fo:font-size="15pt" fo:letter-spacing="normal" fo:font-style="normal" fo:font-weight="normal" officeooo:rsid="00221289" officeooo:paragraph-rsid="00221289" style:font-size-asian="15pt" style:font-weight-asian="normal" style:font-size-complex="15pt" style:font-weight-complex="normal"/>
    </style:style>
    <style:style style:name="P38" style:family="paragraph" style:parent-style-name="Standard">
      <style:text-properties fo:font-variant="normal" fo:text-transform="none" fo:color="#000000" style:font-name="aakar" fo:font-size="15pt" fo:letter-spacing="normal" fo:font-style="normal" fo:font-weight="normal" officeooo:rsid="00263e5d" officeooo:paragraph-rsid="00263e5d" style:font-size-asian="15pt" style:font-weight-asian="normal" style:font-size-complex="15pt" style:font-weight-complex="normal"/>
    </style:style>
    <style:style style:name="P39" style:family="paragraph" style:parent-style-name="Standard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40" style:family="paragraph" style:parent-style-name="Standard">
      <style:text-properties fo:font-variant="normal" fo:text-transform="none" fo:color="#000000" style:font-name="aakar" fo:font-size="15pt" fo:letter-spacing="normal" fo:font-style="normal" fo:font-weight="bold" officeooo:rsid="00221289" officeooo:paragraph-rsid="00221289" style:font-size-asian="15pt" style:font-weight-asian="bold" style:font-size-complex="15pt" style:font-weight-complex="bold"/>
    </style:style>
    <style:style style:name="P41" style:family="paragraph" style:parent-style-name="Standard">
      <style:text-properties fo:font-variant="normal" fo:text-transform="none" fo:color="#000000" style:font-name="aakar" fo:font-size="14pt" fo:letter-spacing="normal" fo:font-style="normal" fo:font-weight="normal" officeooo:rsid="00221289" officeooo:paragraph-rsid="00221289" style:font-size-asian="14pt" style:font-weight-asian="normal" style:font-size-complex="14pt" style:font-weight-complex="normal"/>
    </style:style>
    <style:style style:name="P42" style:family="paragraph" style:parent-style-name="Standard">
      <style:text-properties officeooo:paragraph-rsid="00263e5d"/>
    </style:style>
    <style:style style:name="P43" style:family="paragraph" style:parent-style-name="Standard">
      <style:text-properties officeooo:paragraph-rsid="00272cf0"/>
    </style:style>
    <style:style style:name="P44" style:family="paragraph" style:parent-style-name="Standard">
      <style:text-properties officeooo:paragraph-rsid="00282a38"/>
    </style:style>
    <style:style style:name="P45" style:family="paragraph" style:parent-style-name="Standard">
      <style:text-properties fo:color="#cc7832" style:font-name="JetBrains Mono" fo:font-size="12pt" fo:font-style="normal" fo:font-weight="normal" officeooo:rsid="00263e5d" officeooo:paragraph-rsid="00263e5d" style:font-size-asian="10.5pt" style:font-style-asian="normal" style:font-weight-asian="normal" style:font-size-complex="12pt" style:font-weight-complex="normal"/>
    </style:style>
    <style:style style:name="P46" style:family="paragraph" style:parent-style-name="Standard">
      <style:text-properties officeooo:paragraph-rsid="002e1c63"/>
    </style:style>
    <style:style style:name="P47" style:family="paragraph" style:parent-style-name="Standard">
      <style:text-properties officeooo:paragraph-rsid="002e9207"/>
    </style:style>
    <style:style style:name="P48" style:family="paragraph" style:parent-style-name="Standard">
      <style:text-properties officeooo:paragraph-rsid="00307b61"/>
    </style:style>
    <style:style style:name="P49" style:family="paragraph" style:parent-style-name="Standard">
      <style:text-properties officeooo:paragraph-rsid="00323587"/>
    </style:style>
    <style:style style:name="P50" style:family="paragraph" style:parent-style-name="Standard">
      <style:text-properties officeooo:paragraph-rsid="0032b06d"/>
    </style:style>
    <style:style style:name="P51" style:family="paragraph" style:parent-style-name="Standard">
      <style:text-properties officeooo:paragraph-rsid="003cbd36"/>
    </style:style>
    <style:style style:name="P52" style:family="paragraph" style:parent-style-name="Standard">
      <style:text-properties officeooo:paragraph-rsid="003ee601"/>
    </style:style>
    <style:style style:name="P53" style:family="paragraph" style:parent-style-name="Preformatted_20_Text">
      <style:text-properties fo:color="#000000" style:font-name="aakar" fo:font-size="14pt" fo:font-weight="bold" officeooo:rsid="00221289" officeooo:paragraph-rsid="0024f7b0" style:font-weight-asian="bold" style:font-weight-complex="bold"/>
    </style:style>
    <style:style style:name="P54" style:family="paragraph" style:parent-style-name="Preformatted_20_Text">
      <style:text-properties officeooo:paragraph-rsid="00263e5d"/>
    </style:style>
    <style:style style:name="P55" style:family="paragraph" style:parent-style-name="Text_20_body">
      <style:text-properties fo:color="#000000" style:font-name="aakar" fo:font-size="14pt" fo:font-weight="normal" officeooo:rsid="0016e6ea" officeooo:paragraph-rsid="0024f7b0" style:font-size-asian="14pt" style:font-weight-asian="normal" style:font-size-complex="14pt" style:font-weight-complex="normal"/>
    </style:style>
    <style:style style:name="P56" style:family="paragraph" style:parent-style-name="Text_20_body">
      <style:text-properties officeooo:paragraph-rsid="0024f7b0"/>
    </style:style>
    <style:style style:name="P57" style:family="paragraph" style:parent-style-name="Standard" style:list-style-name="L1">
      <style:text-properties officeooo:paragraph-rsid="00323587"/>
    </style:style>
    <style:style style:name="P58" style:family="paragraph" style:parent-style-name="Standard">
      <style:text-properties fo:color="#000000" style:font-name="aakar" fo:font-size="14pt" fo:font-weight="bold" officeooo:rsid="003fd966" officeooo:paragraph-rsid="003fd966" style:font-size-asian="14pt" style:font-weight-asian="bold" style:font-size-complex="14pt" style:font-weight-complex="bold"/>
    </style:style>
    <style:style style:name="T1" style:family="text">
      <style:text-properties officeooo:rsid="0012926e"/>
    </style:style>
    <style:style style:name="T2" style:family="text">
      <style:text-properties officeooo:rsid="00157e98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color="#000000" style:font-name="aakar" fo:font-size="14pt" fo:font-weight="normal" officeooo:rsid="0017c9cb" style:font-size-asian="12.25pt" style:font-weight-asian="normal" style:font-size-complex="14pt" style:font-weight-complex="normal"/>
    </style:style>
    <style:style style:name="T5" style:family="text">
      <style:text-properties fo:color="#000000" style:font-name="aakar" fo:font-size="14pt" fo:font-weight="normal" officeooo:rsid="0017c9cb" style:font-size-asian="14pt" style:font-weight-asian="normal" style:font-size-complex="14pt" style:font-weight-complex="normal"/>
    </style:style>
    <style:style style:name="T6" style:family="text">
      <style:text-properties fo:color="#000000" style:font-name="aakar" fo:font-size="14pt" fo:font-style="normal" fo:font-weight="normal" style:font-size-asian="14pt" style:font-style-asian="normal" style:font-weight-asian="normal" style:font-size-complex="14pt"/>
    </style:style>
    <style:style style:name="T7" style:family="text">
      <style:text-properties fo:color="#000000" style:font-name="aakar" fo:font-size="14pt" fo:font-style="normal" fo:font-weight="normal" officeooo:rsid="001a600d" style:font-size-asian="14pt" style:font-style-asian="normal" style:font-weight-asian="normal" style:font-size-complex="14pt"/>
    </style:style>
    <style:style style:name="T8" style:family="text">
      <style:text-properties fo:color="#000000" style:font-name="aakar" fo:font-size="14pt" fo:font-style="normal" fo:font-weight="normal" officeooo:rsid="001dd092" style:font-size-asian="14pt" style:font-style-asian="normal" style:font-weight-asian="normal" style:font-size-complex="14pt"/>
    </style:style>
    <style:style style:name="T9" style:family="text">
      <style:text-properties fo:color="#000000" style:font-name="aakar" fo:font-size="14pt" fo:font-style="normal" fo:font-weight="normal" officeooo:rsid="001de211" style:font-size-asian="14pt" style:font-style-asian="normal" style:font-weight-asian="normal" style:font-size-complex="14pt"/>
    </style:style>
    <style:style style:name="T10" style:family="text">
      <style:text-properties fo:color="#000000" style:font-name="aakar" fo:font-size="20pt" fo:font-weight="bold" officeooo:rsid="001ecf94" style:font-size-asian="20pt" style:font-weight-asian="bold" style:font-size-complex="20pt" style:font-weight-complex="bold"/>
    </style:style>
    <style:style style:name="T11" style:family="text">
      <style:text-properties fo:color="#000000" style:font-name="JetBrains Mono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00000" style:font-name="JetBrains Mono" fo:font-size="14pt" fo:font-style="normal" fo:font-weight="bold" style:font-size-asian="14pt" style:font-style-asian="normal" style:font-weight-asian="bold" style:font-size-complex="14pt" style:font-weight-complex="bold"/>
    </style:style>
    <style:style style:name="T13" style:family="text">
      <style:text-properties fo:color="#000000" style:font-name="JetBrains Mono" fo:font-size="14pt" fo:font-style="normal" fo:font-weight="bold" officeooo:rsid="00272cf0" style:font-size-asian="14pt" style:font-style-asian="normal" style:font-weight-asian="bold" style:font-size-complex="14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font-variant="normal" fo:text-transform="none" fo:color="#202124" fo:letter-spacing="normal" fo:font-style="normal" fo:font-weight="normal"/>
    </style:style>
    <style:style style:name="T16" style:family="text">
      <style:text-properties fo:font-variant="normal" fo:text-transform="none" fo:color="#202124" fo:letter-spacing="normal" fo:font-style="normal" fo:font-weight="normal" officeooo:rsid="002036fc"/>
    </style:style>
    <style:style style:name="T17" style:family="text">
      <style:text-properties fo:font-variant="normal" fo:text-transform="none" fo:color="#202124" style:font-name="aakar" fo:font-size="20pt" fo:letter-spacing="normal" fo:font-weight="bold" officeooo:rsid="001ecf94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2e9207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23587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cbd36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ee601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23587" style:font-size-asian="12.25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color="#202124" style:font-name="aakar" fo:font-size="16pt" fo:letter-spacing="normal" fo:font-style="normal" style:text-underline-style="none" fo:font-weight="bold" officeooo:rsid="00323587" style:font-size-asian="14pt" style:font-weight-asian="bold" style:font-size-complex="16pt" style:font-weight-complex="bold" loext:padding="0cm" loext:border="none"/>
    </style:style>
    <style:style style:name="T24" style:family="text">
      <style:text-properties fo:font-variant="normal" fo:text-transform="none" fo:color="#202124" style:font-name="aakar" fo:font-size="15pt" fo:letter-spacing="normal" fo:font-style="normal" style:text-underline-style="none" fo:font-weight="bold" officeooo:rsid="003ee601" style:font-size-asian="15pt" style:font-weight-asian="bold" style:font-size-complex="15pt" style:font-weight-complex="bold" loext:padding="0cm" loext:border="none"/>
    </style:style>
    <style:style style:name="T25" style:family="text">
      <style:text-properties fo:font-variant="normal" fo:text-transform="none" fo:color="#222222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28" style:family="text">
      <style:text-properties fo:font-variant="normal" fo:text-transform="none" fo:font-size="15pt" fo:letter-spacing="normal" fo:font-style="normal" style:font-size-asian="15pt" style:font-size-complex="15pt"/>
    </style:style>
    <style:style style:name="T29" style:family="text">
      <style:text-properties fo:font-variant="normal" fo:text-transform="none" fo:font-size="15pt" fo:letter-spacing="normal" fo:font-style="normal" fo:font-weight="normal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fo:letter-spacing="normal" fo:font-style="normal"/>
    </style:style>
    <style:style style:name="T31" style:family="text">
      <style:text-properties fo:font-variant="normal" fo:text-transform="none" fo:letter-spacing="normal" fo:font-style="normal" style:text-underline-style="none"/>
    </style:style>
    <style:style style:name="T32" style:family="text">
      <style:text-properties fo:font-variant="normal" fo:text-transform="none" fo:color="#00000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33" style:family="text">
      <style:text-properties fo:font-variant="normal" fo:text-transform="none" fo:color="#000000" style:font-name="aakar" fo:font-size="15pt" fo:letter-spacing="normal" fo:font-style="normal" fo:font-weight="normal" officeooo:rsid="00263e5d" style:font-size-asian="15pt" style:font-weight-asian="normal" style:font-size-complex="15pt" style:font-weight-complex="normal" loext:padding="0cm" loext:border="none"/>
    </style:style>
    <style:style style:name="T34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63e5d" style:font-size-asian="15pt" style:font-weight-asian="bold" style:font-size-complex="15pt" style:font-weight-complex="bold" loext:padding="0cm" loext:border="none"/>
    </style:style>
    <style:style style:name="T35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36" style:family="text">
      <style:text-properties fo:font-variant="normal" fo:text-transform="none" fo:color="#000000" style:font-name="aakar" fo:font-size="15pt" fo:letter-spacing="normal" fo:font-style="normal" style:text-underline-style="none" fo:font-weight="bold" officeooo:rsid="00282a38" style:font-size-asian="15pt" style:font-weight-asian="bold" style:font-size-complex="15pt" style:font-weight-complex="bold" loext:padding="0cm" loext:border="none"/>
    </style:style>
    <style:style style:name="T37" style:family="text">
      <style:text-properties fo:font-variant="normal" fo:text-transform="none" fo:color="#000000" style:font-name="aakar" fo:font-size="12pt" fo:letter-spacing="normal" fo:font-style="normal" fo:font-weight="normal" officeooo:rsid="00263e5d" style:font-size-asian="12pt" style:font-weight-asian="normal" style:font-size-complex="12pt" style:font-weight-complex="normal" loext:padding="0cm" loext:border="none"/>
    </style:style>
    <style:style style:name="T38" style:family="text">
      <style:text-properties fo:font-variant="normal" fo:text-transform="none" fo:color="#000000" style:font-name="aakar" fo:font-size="12pt" fo:letter-spacing="normal" fo:font-style="normal" fo:font-weight="normal" officeooo:rsid="00272cf0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000000" style:font-name="aakar" fo:font-size="12pt" fo:letter-spacing="normal" fo:font-style="normal" fo:font-weight="normal" officeooo:rsid="00282a38" style:font-size-asian="12pt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fo:color="#000000" style:font-name="aakar" fo:font-size="12pt" fo:letter-spacing="normal" fo:font-style="normal" fo:font-weight="bold" officeooo:rsid="00263e5d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fo:color="#000000" style:font-name="aakar" fo:font-size="12pt" fo:letter-spacing="normal" fo:font-style="normal" style:text-underline-style="solid" style:text-underline-width="auto" style:text-underline-color="font-color" fo:font-weight="bold" officeooo:rsid="00282a38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fo:color="#000000" style:font-name="aakar" fo:font-size="13pt" fo:letter-spacing="normal" fo:font-style="normal" fo:font-weight="bold" officeooo:rsid="00263e5d" style:font-size-asian="13pt" style:font-weight-asian="bold" style:font-size-complex="13pt" style:font-weight-complex="bold" loext:padding="0cm" loext:border="none"/>
    </style:style>
    <style:style style:name="T43" style:family="text">
      <style:text-properties fo:font-variant="normal" fo:text-transform="none" fo:color="#000000" style:font-name="aakar" fo:font-size="14pt" fo:letter-spacing="normal" fo:font-style="normal" fo:font-weight="bold" officeooo:rsid="00272cf0" style:font-size-asian="14pt" style:font-weight-asian="bold" style:font-size-complex="14pt" style:font-weight-complex="bold" loext:padding="0cm" loext:border="none"/>
    </style:style>
    <style:style style:name="T44" style:family="text">
      <style:text-properties fo:font-variant="normal" fo:text-transform="none" fo:color="#000000" style:font-name="aakar" fo:font-size="14pt" fo:letter-spacing="normal" fo:font-style="normal" fo:font-weight="bold" officeooo:rsid="00263e5d" style:font-size-asian="14pt" style:font-weight-asian="bold" style:font-size-complex="14pt" style:font-weight-complex="bold" loext:padding="0cm" loext:border="none"/>
    </style:style>
    <style:style style:name="T45" style:family="text">
      <style:text-properties fo:font-variant="normal" fo:text-transform="none" fo:color="#000000" style:font-name="aakar" fo:font-size="14pt" fo:letter-spacing="normal" fo:font-style="normal" style:text-underline-style="none" fo:font-weight="normal" officeooo:rsid="002e9207" style:font-size-asian="12.25pt" style:font-weight-asian="normal" style:font-size-complex="14pt" style:font-weight-complex="normal" loext:padding="0cm" loext:border="none"/>
    </style:style>
    <style:style style:name="T46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307b61" style:font-size-asian="14pt" style:font-weight-asian="bold" style:font-size-complex="14pt" style:font-weight-complex="bold" loext:padding="0cm" loext:border="none"/>
    </style:style>
    <style:style style:name="T47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32b06d" style:font-size-asian="12.25pt" style:font-weight-asian="bold" style:font-size-complex="14pt" style:font-weight-complex="bold" loext:padding="0cm" loext:border="none"/>
    </style:style>
    <style:style style:name="T48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3cbd36" style:font-size-asian="12.25pt" style:font-weight-asian="bold" style:font-size-complex="14pt" style:font-weight-complex="bold" loext:padding="0cm" loext:border="none"/>
    </style:style>
    <style:style style:name="T49" style:family="text">
      <style:text-properties fo:font-variant="normal" fo:text-transform="none" fo:color="#000000" style:font-name="aakar" fo:font-size="16pt" fo:letter-spacing="normal" fo:font-style="normal" fo:font-weight="bold" officeooo:rsid="00263e5d" style:font-size-asian="16pt" style:font-weight-asian="bold" style:font-size-complex="16pt" style:font-weight-complex="bold" loext:padding="0cm" loext:border="none"/>
    </style:style>
    <style:style style:name="T50" style:family="text">
      <style:text-properties fo:font-variant="normal" fo:text-transform="none" fo:color="#000000" style:font-name="aakar" fo:font-size="16pt" fo:letter-spacing="normal" fo:font-style="normal" style:text-underline-style="none" fo:font-weight="normal" officeooo:rsid="00282a38" style:font-size-asian="16pt" style:font-weight-asian="normal" style:font-size-complex="16pt" style:font-weight-complex="normal" loext:padding="0cm" loext:border="none"/>
    </style:style>
    <style:style style:name="T51" style:family="text">
      <style:text-properties fo:font-variant="normal" fo:text-transform="none" fo:color="#000000" style:font-name="aakar" fo:font-size="16pt" fo:letter-spacing="normal" fo:font-style="normal" style:text-underline-style="none" fo:font-weight="bold" officeooo:rsid="00307b61" style:font-size-asian="16pt" style:font-weight-asian="bold" style:font-size-complex="16pt" style:font-weight-complex="bold" loext:padding="0cm" loext:border="none"/>
    </style:style>
    <style:style style:name="T52" style:family="text">
      <style:text-properties fo:font-variant="normal" fo:text-transform="none" fo:color="#000000" style:font-name="aakar" fo:font-size="18pt" fo:letter-spacing="normal" fo:font-style="normal" style:text-underline-style="none" fo:font-weight="normal" officeooo:rsid="00282a38" style:font-size-asian="18pt" style:font-weight-asian="normal" style:font-size-complex="18pt" style:font-weight-complex="normal" loext:padding="0cm" loext:border="none"/>
    </style:style>
    <style:style style:name="T53" style:family="text">
      <style:text-properties fo:font-variant="normal" fo:text-transform="none" fo:color="#000000" style:font-name="aakar" fo:font-size="18pt" fo:letter-spacing="normal" fo:font-style="normal" style:text-underline-style="none" fo:font-weight="bold" officeooo:rsid="002e1c63" style:font-size-asian="18pt" style:font-weight-asian="bold" style:font-size-complex="18pt" style:font-weight-complex="bold" loext:padding="0cm" loext:border="none"/>
    </style:style>
    <style:style style:name="T54" style:family="text">
      <style:text-properties fo:font-variant="normal" fo:text-transform="none" fo:color="#000000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55" style:family="text">
      <style:text-properties fo:font-variant="normal" fo:text-transform="none" fo:color="#000000" style:font-name="JetBrains Mono1" fo:font-size="12pt" fo:letter-spacing="normal" fo:font-style="normal" fo:font-weight="normal" officeooo:rsid="00263e5d" style:font-size-asian="12pt" style:font-style-asian="normal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color="#000000" style:font-name="JetBrains Mono1" fo:font-size="12pt" fo:letter-spacing="normal" fo:font-style="normal" fo:font-weight="normal" officeooo:rsid="00272cf0" style:font-size-asian="12pt" style:font-style-asian="normal" style:font-weight-asian="normal" style:font-size-complex="12pt" style:font-weight-complex="normal" loext:padding="0cm" loext:border="none"/>
    </style:style>
    <style:style style:name="T57" style:family="text">
      <style:text-properties fo:font-variant="normal" fo:text-transform="none" fo:color="#000000" style:font-name="JetBrains Mono1" fo:font-size="12pt" fo:letter-spacing="normal" fo:font-style="normal" fo:font-weight="normal" officeooo:rsid="00282a38" style:font-size-asian="12pt" style:font-style-asian="normal" style:font-weight-asian="normal" style:font-size-complex="12pt" style:font-weight-complex="normal" loext:padding="0cm" loext:border="none"/>
    </style:style>
    <style:style style:name="T58" style:family="text">
      <style:text-properties fo:font-variant="normal" fo:text-transform="none" fo:color="#000000" style:font-name="JetBrains Mono1" fo:font-size="12pt" fo:letter-spacing="normal" fo:font-style="normal" style:text-underline-style="solid" style:text-underline-width="auto" style:text-underline-color="font-color" fo:font-weight="normal" officeooo:rsid="00282a38" style:font-size-asian="12pt" style:font-style-asian="normal" style:font-weight-asian="normal" style:font-size-complex="12pt" style:font-weight-complex="bold" loext:padding="0cm" loext:border="none"/>
    </style:style>
    <style:style style:name="T59" style:family="text">
      <style:text-properties fo:font-variant="normal" fo:text-transform="none" fo:color="#000000" style:font-name="JetBrains Mono1" fo:font-size="14pt" fo:letter-spacing="normal" fo:font-style="normal" fo:font-weight="bold" officeooo:rsid="00263e5d" style:font-size-asian="14pt" style:font-style-asian="normal" style:font-weight-asian="bold" style:font-size-complex="14pt" style:font-weight-complex="bold" loext:padding="0cm" loext:border="none"/>
    </style:style>
    <style:style style:name="T60" style:family="text">
      <style:text-properties fo:font-variant="normal" fo:text-transform="none" fo:color="#708090" style:font-name="Consolas" fo:font-size="11.2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61" style:family="text">
      <style:text-properties fo:font-variant="normal" fo:text-transform="none" fo:color="#70809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62" style:family="text">
      <style:text-properties fo:font-variant="normal" fo:text-transform="none" fo:color="#9a6e3a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63" style:family="text">
      <style:text-properties fo:font-weight="normal" officeooo:rsid="00213204" style:font-size-asian="12.25pt" style:font-weight-asian="normal" style:font-size-complex="14pt" style:font-weight-complex="normal"/>
    </style:style>
    <style:style style:name="T64" style:family="text">
      <style:text-properties officeooo:rsid="00213204" style:font-size-asian="12.25pt" style:font-weight-asian="bold" style:font-size-complex="14pt" style:font-weight-complex="bold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style:font-name="JetBrains Mono" fo:font-size="10pt" fo:font-style="normal" officeooo:rsid="00272cf0" style:font-size-asian="10pt" style:font-style-asian="normal" style:font-size-complex="12pt"/>
    </style:style>
    <style:style style:name="T67" style:family="text">
      <style:text-properties style:font-name="JetBrains Mono" fo:font-size="12pt" fo:font-style="normal" fo:font-weight="normal" style:font-size-asian="12pt" style:font-style-asian="normal" style:font-weight-asian="normal" style:font-size-complex="12pt"/>
    </style:style>
    <style:style style:name="T68" style:family="text">
      <style:text-properties style:font-name="JetBrains Mono" fo:font-size="12pt" fo:font-style="normal" style:font-size-asian="12pt" style:font-style-asian="normal" style:font-size-complex="12pt"/>
    </style:style>
    <style:style style:name="T69" style:family="text">
      <style:text-properties style:font-name="JetBrains Mono" fo:font-style="normal" style:font-style-asian="normal"/>
    </style:style>
    <style:style style:name="T70" style:family="text">
      <style:text-properties style:font-name="JetBrains Mono" fo:font-style="normal" fo:font-weight="normal" style:font-style-asian="normal" style:font-weight-asian="normal"/>
    </style:style>
    <style:style style:name="T71" style:family="text">
      <style:text-properties officeooo:rsid="003493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How </text:span>to send push notification to mobile <text:s/>or web : -</text:p>
      <text:p text:style-name="P1"/>
      <text:p text:style-name="P1">***** <text:span text:style-name="T2">USING MOBILE SMS *******</text:span></text:p>
      <text:p text:style-name="P1"/>
      <text:p text:style-name="P1">- <text:span text:style-name="T2">pip install twilio</text:span></text:p>
      <text:p text:style-name="P1"/>
      <text:p text:style-name="P2">Models.py : - </text:p>
      <text:p text:style-name="P2"/>
      <text:p text:style-name="P3"><text:span text:style-name="T3">from django.db import models</text:span><text:line-break/><text:span text:style-name="T3">from twilio.rest import Client</text:span><text:line-break/><text:line-break/><text:line-break/><text:span text:style-name="T3">class Student(models.Model):</text:span><text:line-break/><text:span text:style-name="T3"> <text:s text:c="3"/>name = models.CharField(max_length=120)</text:span><text:line-break/><text:span text:style-name="T3"> <text:s text:c="3"/>age = models.IntegerField()</text:span><text:line-break/><text:span text:style-name="T3"> <text:s text:c="3"/>address = models.CharField(max_length=120)</text:span><text:line-break/><text:line-break/><text:span text:style-name="T3"> <text:s text:c="3"/>def save(self, *args, **kwargs):</text:span><text:line-break/><text:span text:style-name="T3"> <text:s text:c="7"/>account_sid = 'AC291d18cb63a0783d31db55fc77afce04'</text:span><text:line-break/><text:span text:style-name="T3"> <text:s text:c="7"/>auth_token = '17a9d3a6a992f4534e236e59c4d14da5'</text:span><text:line-break/><text:span text:style-name="T3"> <text:s text:c="7"/>client = Client(account_sid, auth_token)</text:span><text:line-break/><text:line-break/><text:span text:style-name="T3"> <text:s text:c="7"/>message = client.messages \</text:span><text:line-break/><text:span text:style-name="T3"> <text:s text:c="11"/>.create(</text:span><text:line-break/><text:span text:style-name="T3"> <text:s text:c="11"/>body=f"hello, you are now login with <text:s/>- {self.name}, your age <text:s/>is <text:tab/><text:tab/><text:tab/>- {self.age} and your address is - {self.address}",</text:span><text:line-break/><text:span text:style-name="T3"> <text:s text:c="11"/>from_='+17163174923',</text:span><text:line-break/><text:span text:style-name="T3"> <text:s text:c="11"/>to='+916353468226'</text:span><text:line-break/><text:span text:style-name="T3"> <text:s text:c="7"/>)</text:span><text:line-break/><text:line-break/><text:span text:style-name="T3"> <text:s text:c="7"/>print(message.sid)</text:span><text:line-break/><text:span text:style-name="T3"> <text:s text:c="7"/>return super().save(*args, **kwargs)</text:span><text:line-break/></text:p>
      <text:p text:style-name="P3">Log into twilio.com and get the your personal acccount_sid and auth_token .</text:p>
      <text:p text:style-name="P3"/>
      <text:p text:style-name="P3"/>
      <text:p text:style-name="P58">Twlio email : plutus-mail, pwd: raj.kananiplutustec</text:p>
      <text:p text:style-name="P3"/>
      <text:p text:style-name="P3"/>
      <text:p text:style-name="P3"/>
      <text:p text:style-name="P3"/>
      <text:p text:style-name="P3"/>
      <text:p text:style-name="P13"><text:soft-page-break/></text:p>
      <text:p text:style-name="P14">Push notification in web : - </text:p>
      <text:p text:style-name="P15"/>
      <text:p text:style-name="P34"><text:span text:style-name="T10">What is </text:span><text:span text:style-name="T17">Channels ?</text:span></text:p>
      <text:p text:style-name="P35"><text:span text:style-name="T15">- </text:span><text:span text:style-name="T16">N</text:span><text:span text:style-name="T15">otification channels are a unified way for brands to organize and manage the push notifications that they send</text:span></text:p>
      <text:p text:style-name="P14"/>
      <text:p text:style-name="P9">- pip install channels</text:p>
      <text:p text:style-name="P9"/>
      <text:p text:style-name="P9">settings.py : - </text:p>
      <text:p text:style-name="P9">INSTALLED_APP = [ ‘channels’ ]</text:p>
      <text:p text:style-name="P9"/>
      <text:p text:style-name="P9">- pip install redis</text:p>
      <text:p text:style-name="P53"><text:span text:style-name="Source_20_Text"><text:span text:style-name="T27">- </text:span></text:span><text:span text:style-name="Source_20_Text">pip install psutil <text:s text:c="6"/></text:span></text:p>
      <text:p text:style-name="P53"><text:span text:style-name="Source_20_Text"><text:span text:style-name="T60"><text:tab/># this library retrieving information on running processes and <text:tab/>system utilization (CPU, RAM, etc.)</text:span></text:span></text:p>
      <text:p text:style-name="P56"><text:line-break/>- <text:span text:style-name="Source_20_Text"><text:span text:style-name="T32">pip install channels</text:span></text:span><text:span text:style-name="Source_20_Text"><text:span text:style-name="T62">-</text:span></text:span><text:span text:style-name="Source_20_Text"><text:span text:style-name="T32">redis </text:span></text:span></text:p>
      <text:p text:style-name="P56"><text:span text:style-name="Source_20_Text"><text:span text:style-name="T32"><text:tab/></text:span></text:span><text:span text:style-name="Source_20_Text"><text:span text:style-name="T61"># Django Channel Layer that uses Redis as Backend.</text:span></text:span></text:p>
      <text:p text:style-name="P55"/>
      <text:p text:style-name="P4">settings.py : -</text:p>
      <text:p text:style-name="P4"/>
      <text:p text:style-name="P32"><text:span text:style-name="T4">-</text:span><text:span text:style-name="T5"> </text:span><text:span text:style-name="T6">ASGI_APPLICATION = 'myproject.asgi.application'</text:span></text:p>
      <text:p text:style-name="P10"/>
      <text:p text:style-name="P32"><text:span text:style-name="T6">- </text:span><text:span text:style-name="T8">create the consumers.py inside the app :</text:span></text:p>
      <text:p text:style-name="P33"><text:span text:style-name="T8"><text:tab/>link : </text:span><text:a xlink:type="simple" xlink:href="https://channels.readthedocs.io/en/stable/tutorial/part_3.html" text:style-name="Internet_20_link" text:visited-style-name="Visited_20_Internet_20_Link">https://channels.readthedocs.io/en/stable/tutorial/part_3.html</text:a><text:span text:style-name="T8"> (copy-code <text:tab/><text:tab/>consumers.py)</text:span></text:p>
      <text:p text:style-name="P32"><text:span text:style-name="T6">- </text:span><text:span text:style-name="T8">create the routing.py insdie the app :</text:span></text:p>
      <text:p text:style-name="P33"><text:span text:style-name="T8"><text:tab/>link : </text:span><text:a xlink:type="simple" xlink:href="https://channels.readthedocs.io/en/stable/tutorial/part_2.html" text:style-name="Internet_20_link" text:visited-style-name="Visited_20_Internet_20_Link">https://channels.readthedocs.io/en/stable/tutorial/part_2.html</text:a><text:span text:style-name="T8"> (copy-code <text:tab/><text:tab/>routing.py)</text:span></text:p>
      <text:p text:style-name="P11"><text:s/></text:p>
      <text:p text:style-name="P32"><text:span text:style-name="T6">-</text:span><text:span text:style-name="T7"> pip install celery .</text:span></text:p>
      <text:p text:style-name="P12">- pip install django-celery-beat .</text:p>
      <text:p text:style-name="P12">- pip install django-celery-results .</text:p>
      <text:p text:style-name="P32"><text:span text:style-name="T7">- </text:span><text:span text:style-name="T9">pip install asyncio .</text:span></text:p>
      <text:p text:style-name="P31">- celery -A project-name beat -l info</text:p>
      <text:p text:style-name="P31">- celery -A project-name worker –pool=solo -l info</text:p>
      <text:p text:style-name="P12"/>
      <text:p text:style-name="P12">- https://blog.auberginesolutions.com/django-channels-real-time-notifications/</text:p>
      <text:p text:style-name="P10"/>
      <text:p text:style-name="P10"><text:soft-page-break/></text:p>
      <text:p text:style-name="P10"/>
      <text:p text:style-name="P10"/>
      <text:p text:style-name="P5">What is Asyncio ? </text:p>
      <text:p text:style-name="P6"><text:span text:style-name="T64">- </text:span><text:span text:style-name="T63">A</text:span><text:span text:style-name="T26">syncio is used as a foundation for multiple Python asynchronous frameworks that provide high-performance network and web-servers, database connection libraries, distributed task queues</text:span><text:span text:style-name="T25">.</text:span></text:p>
      <text:p text:style-name="P36"/>
      <text:p text:style-name="P40">What is Web-Socket ? </text:p>
      <text:p text:style-name="P37">- <text:span text:style-name="T71">it is full duplex (send messsage client to server and sserver to client)</text:span></text:p>
      <text:p text:style-name="P7"><text:span text:style-name="T28">- </text:span><text:span text:style-name="T29">It is possible to open a <text:s/>two-way interactive communication sesssion between the user browser and a server .</text:span></text:p>
      <text:p text:style-name="P41">- WebSocket is a technology that makes the two-way connection between a client browser and a server where a client can send and receive messages from the server without waiting for each other responses.</text:p>
      <text:p text:style-name="P37"/>
      <text:p text:style-name="P37"/>
      <text:p text:style-name="P37">********************************* __________________ ********************************</text:p>
      <text:p text:style-name="P21"><text:span text:style-name="T31"><text:tab/><text:tab/></text:span><text:span text:style-name="T30">Django Project code : -</text:span></text:p>
      <text:p text:style-name="P38"/>
      <text:p text:style-name="P39">Models.py : -</text:p>
      <text:p text:style-name="P8"><text:span text:style-name="T29"><text:line-break/></text:span><text:span text:style-name="T67">class BroadcastNotification(models.Model):</text:span><text:span text:style-name="T65"><text:line-break/></text:span><text:span text:style-name="T67"> <text:s text:c="3"/>message = models.TextField()</text:span><text:span text:style-name="T65"><text:line-break/></text:span><text:span text:style-name="T67"> <text:s text:c="3"/>broadcast_on = models.DateTimeField()</text:span><text:span text:style-name="T65"><text:line-break/></text:span><text:span text:style-name="T67"> <text:s text:c="3"/>sent = models.BooleanField(default=False)</text:span><text:span text:style-name="T65"><text:line-break/><text:line-break/></text:span><text:span text:style-name="T67"> <text:s text:c="3"/>class Meta:</text:span><text:span text:style-name="T65"><text:line-break/></text:span><text:span text:style-name="T67"> <text:s text:c="7"/>ordering = ['-broadcast_on']</text:span><text:span text:style-name="T65"><text:line-break/><text:line-break/><text:line-break/></text:span><text:span text:style-name="T67">@receiver(post_save, sender=BroadcastNotification)</text:span><text:span text:style-name="T65"><text:line-break/></text:span><text:span text:style-name="T67">def notification_handler(sender, instance, created, **kwargs):</text:span><text:span text:style-name="T65"><text:line-break/></text:span><text:span text:style-name="T67"> <text:s text:c="3"/># call group_send function directly to send notifications or</text:span><text:span text:style-name="T65"><text:line-break/></text:span><text:span text:style-name="T67"> <text:s text:c="3"/># you can create a dynamic task in celery beat</text:span><text:span text:style-name="T65"><text:line-break/></text:span><text:span text:style-name="T67"> <text:s text:c="3"/>if created:</text:span><text:span text:style-name="T65"><text:line-break/></text:span><text:span text:style-name="T67"> <text:s text:c="7"/>schedule, created = CrontabSchedule.objects.get_or_create \</text:span><text:span text:style-name="T65"><text:line-break/></text:span><text:span text:style-name="T67"> <text:s text:c="11"/>(hour=instance.broadcast_on.hour, minute=instance.broadcast_on.minute,</text:span><text:span text:style-name="T65"><text:line-break/></text:span><text:span text:style-name="T67"> <text:s text:c="12"/>day_of_month=instance.broadcast_on.day, month_of_year=instance.broadcast_on.month)</text:span><text:span text:style-name="T65"><text:line-break/></text:span><text:span text:style-name="T67"> <text:s text:c="7"/>task = PeriodicTask.objects.create \</text:span><text:span text:style-name="T65"><text:line-break/></text:span><text:span text:style-name="T67"> <text:s text:c="11"/>(crontab=schedule, name="broadcast-notification-" + str(instance.id),</text:span><text:span text:style-name="T65"><text:line-break/></text:span><text:span text:style-name="T67"> <text:s text:c="12"/>task="myapp.tasks.broadcast_notification",</text:span><text:span text:style-name="T65"><text:line-break/></text:span><text:soft-page-break/><text:span text:style-name="T67"> <text:s text:c="12"/>args=json.dumps((instance.id,)))</text:span><text:span text:style-name="T65"><text:line-break/></text:span></text:p>
      <text:p text:style-name="P20"/>
      <text:p text:style-name="P20"/>
      <text:p text:style-name="P20"/>
      <text:p text:style-name="P20"/>
      <text:p text:style-name="P17">Consumer.py :</text:p>
      <text:p text:style-name="P16"/>
      <text:p text:style-name="P16"><text:span text:style-name="T66">I</text:span><text:span text:style-name="T68">mport json</text:span><text:span text:style-name="T65"><text:line-break/></text:span><text:span text:style-name="T68">from channels.generic.websocket import AsyncWebsocketConsumer</text:span><text:span text:style-name="T65"><text:line-break/><text:line-break/><text:line-break/></text:span><text:span text:style-name="T68">class NotificationConsumer(AsyncWebsocketConsumer):</text:span><text:span text:style-name="T65"><text:line-break/></text:span><text:span text:style-name="T68"> <text:s text:c="3"/>async def connect(self):</text:span><text:span text:style-name="T65"><text:line-break/></text:span><text:span text:style-name="T68"> <text:s text:c="7"/>self.room_name = self.scope['url_route']['kwargs']['room_name']</text:span><text:span text:style-name="T65"><text:line-break/></text:span><text:span text:style-name="T68"> <text:s text:c="7"/>self.room_group_name = 'notification_%s' % self.room_name</text:span><text:span text:style-name="T65"><text:line-break/><text:line-break/></text:span><text:span text:style-name="T68"> <text:s text:c="7"/># Join room group</text:span><text:span text:style-name="T65"><text:line-break/></text:span><text:span text:style-name="T68"> <text:s text:c="7"/>await self.channel_layer.group_add(</text:span><text:span text:style-name="T65"><text:line-break/></text:span><text:span text:style-name="T68"> <text:s text:c="11"/>self.room_group_name,</text:span><text:span text:style-name="T65"><text:line-break/></text:span><text:span text:style-name="T68"> <text:s text:c="11"/>self.channel_name</text:span><text:span text:style-name="T65"><text:line-break/></text:span><text:span text:style-name="T68"> <text:s text:c="7"/>)</text:span><text:span text:style-name="T65"><text:line-break/><text:line-break/></text:span><text:span text:style-name="T68"> <text:s text:c="7"/>await self.accept()</text:span><text:span text:style-name="T65"><text:line-break/><text:line-break/></text:span><text:span text:style-name="T68"> <text:s text:c="3"/>async def disconnect(self, close_code):</text:span><text:span text:style-name="T65"><text:line-break/></text:span><text:span text:style-name="T68"> <text:s text:c="7"/># Leave room group</text:span><text:span text:style-name="T65"><text:line-break/></text:span><text:span text:style-name="T68"> <text:s text:c="7"/>await self.channel_layer.group_discard(</text:span><text:span text:style-name="T65"><text:line-break/></text:span><text:span text:style-name="T68"> <text:s text:c="11"/>self.room_group_name,</text:span><text:span text:style-name="T65"><text:line-break/></text:span><text:span text:style-name="T68"> <text:s text:c="11"/>self.channel_name</text:span><text:span text:style-name="T65"><text:line-break/></text:span><text:span text:style-name="T68"> <text:s text:c="7"/>)</text:span><text:span text:style-name="T65"><text:line-break/><text:line-break/></text:span><text:span text:style-name="T68"> <text:s text:c="3"/># Receive message from WebSocket</text:span><text:span text:style-name="T65"><text:line-break/></text:span><text:span text:style-name="T68"> <text:s text:c="3"/># async def receive(self, text_data):</text:span><text:span text:style-name="T65"><text:line-break/></text:span><text:span text:style-name="T68"> <text:s text:c="3"/># <text:s text:c="4"/>text_data_json = json.loads(text_data)</text:span><text:span text:style-name="T65"><text:line-break/></text:span><text:span text:style-name="T68"> <text:s text:c="3"/># <text:s text:c="4"/>message = text_data_json['message']</text:span><text:span text:style-name="T65"><text:line-break/><text:line-break/></text:span><text:span text:style-name="T68"> <text:s text:c="3"/># <text:s text:c="4"/># Send message to room group</text:span><text:span text:style-name="T65"><text:line-break/></text:span><text:span text:style-name="T68"> <text:s text:c="3"/># <text:s text:c="4"/>await self.channel_layer.group_send(</text:span><text:span text:style-name="T65"><text:line-break/></text:span><text:span text:style-name="T68"> <text:s text:c="3"/># <text:s text:c="8"/>self.room_group_name,</text:span><text:span text:style-name="T65"><text:line-break/></text:span><text:span text:style-name="T68"> <text:s text:c="3"/># <text:s text:c="8"/>{</text:span><text:span text:style-name="T65"><text:line-break/></text:span><text:span text:style-name="T68"> <text:s text:c="3"/># <text:s text:c="12"/>'type': 'chat_message',</text:span><text:span text:style-name="T65"><text:line-break/></text:span><text:span text:style-name="T68"> <text:s text:c="3"/># <text:s text:c="12"/>'message': message</text:span><text:span text:style-name="T65"><text:line-break/></text:span><text:span text:style-name="T68"> <text:s text:c="3"/># <text:s text:c="8"/>}</text:span><text:span text:style-name="T65"><text:line-break/></text:span><text:span text:style-name="T68"> <text:s text:c="3"/># <text:s text:c="4"/>)</text:span><text:span text:style-name="T65"><text:line-break/><text:line-break/></text:span><text:span text:style-name="T68"> <text:s text:c="3"/># Receive message from room group</text:span><text:span text:style-name="T65"><text:line-break/></text:span><text:span text:style-name="T68"> <text:s text:c="3"/>async def send_notification(self, event):</text:span><text:span text:style-name="T65"><text:line-break/></text:span><text:span text:style-name="T68"> <text:s text:c="7"/>message = json.loads(event['message'])</text:span><text:span text:style-name="T65"><text:line-break/><text:line-break/></text:span><text:soft-page-break/><text:span text:style-name="T68"> <text:s text:c="7"/># Send message to WebSocket</text:span><text:span text:style-name="T65"><text:line-break/></text:span><text:span text:style-name="T68"> <text:s text:c="7"/>await self.send(text_data=json.dumps(message)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8">Custom_notification.py :-</text:p>
      <text:p text:style-name="P45"/>
      <text:p text:style-name="P19"><text:span text:style-name="T69">from .models import *</text:span><text:line-break/><text:line-break/><text:span text:style-name="T69">def notifications(request):</text:span><text:line-break/><text:span text:style-name="T69"> <text:s text:c="3"/>allnotifications = BroadcastNotification.objects.all()</text:span><text:line-break/><text:span text:style-name="T69"> <text:s text:c="3"/>return {'notifications': allnotifications}</text:span><text:line-break/></text:p>
      <text:p text:style-name="P16"><text:line-break/></text:p>
      <text:p text:style-name="P16">Routing.py : -</text:p>
      <text:p text:style-name="P16"/>
      <text:p text:style-name="P19"><text:span text:style-name="T69">from django.urls import re_path</text:span><text:line-break/><text:span text:style-name="T69">from . import consumers</text:span><text:line-break/><text:line-break/><text:span text:style-name="T69">websocket_urlpatterns = [</text:span><text:line-break/><text:span text:style-name="T69"> <text:s text:c="3"/>re_path(r'ws/notification/(?P&lt;room_name&gt;\w+)/$', consumers.NotificationConsumer.as_asgi()),</text:span><text:line-break/><text:span text:style-name="T69">]</text:span></text:p>
      <text:p text:style-name="P19"/>
      <text:p text:style-name="P38"/>
      <text:p text:style-name="P54"><text:span text:style-name="Source_20_Text"><text:span text:style-name="T34">Tasks.py : - </text:span></text:span></text:p>
      <text:p text:style-name="P54"><text:span text:style-name="Source_20_Text"><text:span text:style-name="T33"/></text:span></text:p>
      <text:p text:style-name="P42"><text:span text:style-name="Source_20_Text"><text:span text:style-name="T55">from </text:span></text:span><text:span text:style-name="T11">celery import shared_task</text:span><text:span text:style-name="T14"><text:line-break/></text:span><text:span text:style-name="T11">from channels.layers import get_channel_layer</text:span><text:span text:style-name="T14"><text:line-break/></text:span><text:span text:style-name="T11">from asgiref.sync import async_to_sync</text:span><text:span text:style-name="T14"><text:line-break/></text:span><text:span text:style-name="T11">from .models import BroadcastNotification</text:span><text:span text:style-name="T14"><text:line-break/></text:span><text:span text:style-name="T11">import json</text:span><text:span text:style-name="T14"><text:line-break/></text:span><text:span text:style-name="T11">from celery import Celery, states</text:span><text:span text:style-name="T14"><text:line-break/></text:span><text:span text:style-name="T11">from celery.exceptions import Ignore</text:span><text:span text:style-name="T14"><text:line-break/></text:span><text:span text:style-name="T11">import asyncio</text:span><text:span text:style-name="T14"><text:line-break/><text:line-break/><text:line-break/></text:span><text:span text:style-name="T11">@shared_task(bind=True)</text:span><text:span text:style-name="T14"><text:line-break/></text:span><text:span text:style-name="T11">def broadcast_notification(self, data):</text:span><text:span text:style-name="T14"><text:line-break/></text:span><text:span text:style-name="T11"> <text:s text:c="3"/>print(data)</text:span><text:span text:style-name="T14"><text:line-break/></text:span><text:span text:style-name="T11"> <text:s text:c="3"/>try:</text:span><text:span text:style-name="T14"><text:line-break/></text:span><text:span text:style-name="T11"> <text:s text:c="7"/>notification = BroadcastNotification.objects.filter(id=int(data))</text:span><text:span text:style-name="T14"><text:line-break/></text:span><text:span text:style-name="T11"> <text:s text:c="7"/>if len(notification) &gt; 0:</text:span><text:span text:style-name="T14"><text:line-break/></text:span><text:span text:style-name="T11"> <text:s text:c="11"/>notification = notification.first()</text:span><text:span text:style-name="T14"><text:line-break/></text:span><text:soft-page-break/><text:span text:style-name="T11"> <text:s text:c="11"/>channel_layer = get_channel_layer()</text:span><text:span text:style-name="T14"><text:line-break/></text:span><text:span text:style-name="T11"> <text:s text:c="11"/>loop = asyncio.new_event_loop()</text:span><text:span text:style-name="T14"><text:line-break/></text:span><text:span text:style-name="T11"> <text:s text:c="11"/>asyncio.set_event_loop(loop)</text:span><text:span text:style-name="T14"><text:line-break/></text:span><text:span text:style-name="T11"> <text:s text:c="11"/>loop.run_until_complete(channel_layer.group_send(</text:span><text:span text:style-name="T14"><text:line-break/></text:span><text:span text:style-name="T11"> <text:s text:c="15"/>"notification_broadcast",</text:span><text:span text:style-name="T14"><text:line-break/></text:span><text:span text:style-name="T11"> <text:s text:c="15"/>{</text:span><text:span text:style-name="T14"><text:line-break/></text:span><text:span text:style-name="T11"> <text:s text:c="19"/>'type': 'send_notification',</text:span><text:span text:style-name="T14"><text:line-break/></text:span><text:span text:style-name="T11"> <text:s text:c="19"/>'message': json.dumps(notification.message),</text:span><text:span text:style-name="T14"><text:line-break/></text:span><text:span text:style-name="T11"> <text:s text:c="15"/>}))</text:span><text:span text:style-name="T14"><text:line-break/></text:span><text:span text:style-name="T11"> <text:s text:c="11"/>notification.sent = True</text:span><text:span text:style-name="T14"><text:line-break/></text:span><text:span text:style-name="T11"> <text:s text:c="11"/>notification.save()</text:span><text:span text:style-name="T14"><text:line-break/></text:span><text:span text:style-name="T11"> <text:s text:c="11"/>return 'Done'</text:span><text:span text:style-name="T14"><text:line-break/><text:line-break/></text:span><text:span text:style-name="T11"> <text:s text:c="7"/>else:</text:span><text:span text:style-name="T14"><text:line-break/></text:span><text:span text:style-name="T11"> <text:s text:c="11"/>self.update_state(</text:span><text:span text:style-name="T14"><text:line-break/></text:span><text:span text:style-name="T11"> <text:s text:c="15"/>state='FAILURE',</text:span><text:span text:style-name="T14"><text:line-break/></text:span><text:span text:style-name="T11"> <text:s text:c="15"/>meta={'exe': "Not Found"}</text:span><text:span text:style-name="T14"><text:line-break/></text:span><text:span text:style-name="T11"> <text:s text:c="11"/>)</text:span><text:span text:style-name="T14"><text:line-break/><text:line-break/></text:span><text:span text:style-name="T11"> <text:s text:c="11"/>raise Ignore()</text:span><text:span text:style-name="T14"><text:line-break/><text:line-break/></text:span><text:span text:style-name="T11"> <text:s text:c="3"/>except:</text:span><text:span text:style-name="T14"><text:line-break/></text:span><text:span text:style-name="T11"> <text:s text:c="7"/>self.update_state(</text:span><text:span text:style-name="T14"><text:line-break/></text:span><text:span text:style-name="T11"> <text:s text:c="11"/>state='FAILURE',</text:span><text:span text:style-name="T14"><text:line-break/></text:span><text:span text:style-name="T11"> <text:s text:c="11"/>meta={</text:span><text:span text:style-name="T14"><text:line-break/></text:span><text:span text:style-name="T11"> <text:s text:c="15"/>'exe': "Failed"</text:span><text:span text:style-name="T14"><text:line-break/></text:span><text:span text:style-name="T11"> <text:s text:c="11"/>}</text:span><text:span text:style-name="T14"><text:line-break/></text:span><text:span text:style-name="T11"> <text:s text:c="7"/>)</text:span><text:span text:style-name="T14"><text:line-break/><text:line-break/></text:span><text:span text:style-name="T11"> <text:s text:c="7"/>raise Ignore()</text:span><text:span text:style-name="T14"><text:line-break/></text:span></text:p>
      <text:p text:style-name="P30">Views.py : - </text:p>
      <text:p text:style-name="P22"/>
      <text:p text:style-name="P22"><text:span text:style-name="T70">from django.shortcuts import render, HttpResponse</text:span><text:line-break/><text:span text:style-name="T70">from channels.layers import get_channel_layer</text:span><text:line-break/><text:span text:style-name="T70">from asgiref.sync import async_to_sync</text:span><text:line-break/><text:span text:style-name="T70">from .models import *</text:span><text:line-break/><text:line-break/><text:line-break/><text:span text:style-name="T70">def home(request):</text:span><text:line-break/><text:span text:style-name="T70"> <text:s text:c="3"/>return render(request, 'index.html', {</text:span><text:line-break/><text:span text:style-name="T70"> <text:s text:c="7"/>'room_name': "broadcast"</text:span><text:line-break/><text:span text:style-name="T70"> <text:s text:c="3"/>})</text:span><text:line-break/><text:line-break/><text:line-break/><text:span text:style-name="T70">def test(request):</text:span><text:line-break/><text:span text:style-name="T70"> <text:s text:c="3"/>channel_layer = get_channel_layer()</text:span><text:line-break/><text:span text:style-name="T70"> <text:s text:c="3"/>async_to_sync(channel_layer.group_send)(</text:span><text:line-break/><text:span text:style-name="T70"> <text:s text:c="7"/>"notification_broadcast",</text:span><text:line-break/><text:span text:style-name="T70"> <text:s text:c="7"/>{</text:span><text:line-break/><text:span text:style-name="T70"> <text:s text:c="11"/>'type': 'send_notification',</text:span><text:line-break/><text:span text:style-name="T70"> <text:s text:c="11"/>'message': json.dumps("Notification")</text:span><text:line-break/><text:soft-page-break/><text:span text:style-name="T70"> <text:s text:c="7"/>}</text:span><text:line-break/><text:span text:style-name="T70"> <text:s text:c="3"/>)</text:span><text:line-break/><text:span text:style-name="T70"> <text:s text:c="3"/>return HttpResponse("Done")</text:span><text:line-break/></text:p>
      <text:p text:style-name="P22"/>
      <text:p text:style-name="P26">Inside Project create celery.py : - </text:p>
      <text:p text:style-name="P24"/>
      <text:p text:style-name="P25"><text:span text:style-name="T69">from __future__ import absolute_import, unicode_literals</text:span><text:line-break/><text:span text:style-name="T69">import os</text:span><text:line-break/><text:span text:style-name="T69">from celery import Celery</text:span><text:line-break/><text:span text:style-name="T69">from django.conf import settings</text:span><text:line-break/><text:line-break/><text:span text:style-name="T69">os.environ.setdefault('DJANGO_SETTINGS_MODULE', 'myproject.settings')</text:span><text:line-break/><text:line-break/><text:span text:style-name="T69">app = Celery('myproject')</text:span><text:line-break/><text:span text:style-name="T69">app.conf.enable_utc = False</text:span><text:line-break/><text:span text:style-name="T69">app.conf.update(timezone='Asia/Kolkata')</text:span><text:line-break/><text:line-break/><text:span text:style-name="T69">app.config_from_object(settings, namespace='CELERY')</text:span><text:line-break/><text:line-break/><text:span text:style-name="T69">app.conf.beat_schedule = {</text:span><text:line-break/><text:span text:style-name="T69">}</text:span><text:line-break/><text:line-break/><text:span text:style-name="T69">app.autodiscover_tasks()</text:span><text:line-break/><text:line-break/><text:line-break/><text:span text:style-name="T69">@app.task(bind=True)</text:span><text:line-break/><text:span text:style-name="T69">def debug_task(self):</text:span><text:line-break/><text:span text:style-name="T69"> <text:s text:c="3"/>print(f'Request: {self.request!r}')</text:span><text:line-break/></text:p>
      <text:p text:style-name="P27"/>
      <text:p text:style-name="P43"><text:span text:style-name="Source_20_Text"><text:span text:style-name="T49"><text:tab/><text:tab/></text:span></text:span></text:p>
      <text:p text:style-name="P43"><text:span text:style-name="Source_20_Text"><text:span text:style-name="T49"><text:tab/><text:tab/>Add settings.py : - </text:span></text:span></text:p>
      <text:p text:style-name="P42"><text:span text:style-name="Source_20_Text"><text:span text:style-name="T42"/></text:span></text:p>
      <text:p text:style-name="P42"><text:span text:style-name="Source_20_Text"><text:span text:style-name="T42"/></text:span></text:p>
      <text:p text:style-name="P42"><text:span text:style-name="Source_20_Text"><text:span text:style-name="T40">INSTALLED_APP = [</text:span></text:span></text:p>
      <text:p text:style-name="P42"><text:span text:style-name="Source_20_Text"><text:span text:style-name="T37"><text:tab/></text:span></text:span><text:span text:style-name="Source_20_Text"><text:span text:style-name="T55">'channels'</text:span></text:span><text:span text:style-name="T11">,</text:span><text:span text:style-name="T14"><text:line-break/><text:tab/></text:span><text:span text:style-name="T11">'django_celery_results',</text:span><text:span text:style-name="T14"><text:line-break/><text:tab/></text:span><text:span text:style-name="T11">'django_celery_beat',</text:span></text:p>
      <text:p text:style-name="P42"><text:span text:style-name="Source_20_Text"><text:span text:style-name="T37"/></text:span></text:p>
      <text:p text:style-name="P42"><text:span text:style-name="Source_20_Text"><text:span text:style-name="T40">]</text:span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4">Add </text:span></text:span><text:span text:style-name="Source_20_Text"><text:span text:style-name="T59">ASGI_APPLICATION = </text:span></text:span><text:span text:style-name="T12">'</text:span><text:span text:style-name="T13">project-name</text:span><text:span text:style-name="T12">.asgi.application'</text:span></text:p>
      <text:p text:style-name="P43"><text:span text:style-name="Source_20_Text"><text:span text:style-name="T44"/></text:span></text:p>
      <text:p text:style-name="P43"><text:span text:style-name="Source_20_Text"><text:span text:style-name="T37"/></text:span></text:p>
      <text:p text:style-name="P43"><text:span text:style-name="Source_20_Text"><text:span text:style-name="T37"/></text:span></text:p>
      <text:p text:style-name="P43"><text:soft-page-break/><text:span text:style-name="Source_20_Text"><text:span text:style-name="T37"><text:line-break/></text:span></text:span><text:span text:style-name="T11"># add channel layer it is used to control channels, it has groups of django channels</text:span><text:span text:style-name="T14"><text:line-break/></text:span><text:span text:style-name="T11">CHANNEL_LAYERS = {</text:span><text:span text:style-name="T14"><text:line-break/></text:span><text:span text:style-name="T11"> <text:s text:c="3"/>"default": {</text:span><text:span text:style-name="T14"><text:line-break/></text:span><text:span text:style-name="T11"> <text:s text:c="7"/>"BACKEND": "channels_redis.core.RedisChannelLayer",</text:span><text:span text:style-name="T14"><text:line-break/></text:span><text:span text:style-name="T11"> <text:s text:c="7"/>"CONFIG": {</text:span><text:span text:style-name="T14"><text:line-break/></text:span><text:span text:style-name="T11"> <text:s text:c="11"/>"hosts": [("localhost", 6379)],</text:span><text:span text:style-name="T14"><text:line-break/></text:span><text:span text:style-name="T11"> <text:s text:c="11"/># Change localhost to the ip in which you have redis server running on.</text:span><text:span text:style-name="T14"><text:line-break/></text:span><text:span text:style-name="T11"> <text:s text:c="7"/>},</text:span><text:span text:style-name="T14"><text:line-break/></text:span><text:span text:style-name="T11"> <text:s text:c="3"/>},</text:span><text:span text:style-name="T14"><text:line-break/></text:span><text:span text:style-name="T11">}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3"><text:span text:style-name="T14"><text:line-break/></text:span><text:span text:style-name="T11">CELERY_BROKER_URL = 'redis://127.0.0.1:6379/0'</text:span><text:span text:style-name="T14"><text:line-break/></text:span><text:span text:style-name="T11">CELERY_RESULT_BACKEND = 'django-db'</text:span><text:span text:style-name="T14"><text:line-break/></text:span><text:span text:style-name="T11">CELERY_ACCEPT_CONTENT = ['application/json']</text:span><text:span text:style-name="T14"><text:line-break/></text:span><text:span text:style-name="T11">CELERY_RESULT_SERIALIZER = 'json'</text:span><text:span text:style-name="T14"><text:line-break/></text:span><text:span text:style-name="T11">CELERY_TASK_SERIALIZER = 'json'</text:span><text:span text:style-name="T14"><text:line-break/></text:span><text:span text:style-name="T11">CELERY_TIMEZONE = 'Asia/Kolkata'</text:span><text:span text:style-name="T14"><text:line-break/></text:span><text:span text:style-name="T11">CELERY_BEAT_SCHEDULER</text:span></text:p>
      <text:p text:style-name="P42"><text:span text:style-name="T11"><text:s/>'django_celery_beat.schedulers:DatabaseScheduler'</text:span><text:span text:style-name="T14"><text:line-break/></text:span></text:p>
      <text:p text:style-name="P23"/>
      <text:p text:style-name="P23"/>
      <text:p text:style-name="P43"><text:span text:style-name="Source_20_Text"><text:span text:style-name="T43">Asgi.py : -</text:span></text:span></text:p>
      <text:p text:style-name="P43"><text:span text:style-name="Source_20_Text"><text:span text:style-name="T38"/></text:span></text:p>
      <text:p text:style-name="P43"><text:span text:style-name="Source_20_Text"><text:span text:style-name="T56">import </text:span></text:span><text:span text:style-name="T11">os</text:span><text:span text:style-name="T14"><text:line-break/></text:span><text:span text:style-name="T11">import django</text:span><text:span text:style-name="T14"><text:line-break/></text:span><text:span text:style-name="T11">from channels.routing import ProtocolTypeRouter, URLRouter</text:span><text:span text:style-name="T14"><text:line-break/></text:span><text:span text:style-name="T11">from django.core.asgi import get_asgi_application</text:span><text:span text:style-name="T14"><text:line-break/></text:span><text:span text:style-name="T11">from channels.auth import AuthMiddlewareStack</text:span><text:span text:style-name="T14"><text:line-break/></text:span><text:span text:style-name="T11">from myapp.routing import websocket_urlpatterns</text:span><text:span text:style-name="T14"><text:line-break/><text:line-break/></text:span><text:span text:style-name="T11">os.environ.setdefault('DJANGO_SETTINGS_MODULE', 'myproject.settings')</text:span><text:span text:style-name="T14"><text:line-break/></text:span><text:span text:style-name="T11">django.setup()</text:span><text:span text:style-name="T14"><text:line-break/><text:line-break/></text:span><text:span text:style-name="T11">application = ProtocolTypeRouter({</text:span><text:span text:style-name="T14"><text:line-break/></text:span><text:span text:style-name="T11"> <text:s text:c="3"/>"http": get_asgi_application(),</text:span><text:span text:style-name="T14"><text:line-break/></text:span><text:span text:style-name="T11"> <text:s text:c="3"/>"websocket": AuthMiddlewareStack(</text:span><text:span text:style-name="T14"><text:line-break/></text:span><text:span text:style-name="T11"> <text:s text:c="7"/>URLRouter(</text:span><text:span text:style-name="T14"><text:line-break/></text:span><text:span text:style-name="T11"> <text:s text:c="11"/>websocket_urlpatterns</text:span><text:span text:style-name="T14"><text:line-break/></text:span><text:span text:style-name="T11"> <text:s text:c="7"/>)</text:span><text:span text:style-name="T14"><text:line-break/></text:span><text:span text:style-name="T11"> <text:s text:c="3"/>)</text:span><text:span text:style-name="T14"><text:line-break/></text:span><text:soft-page-break/><text:span text:style-name="T11">})</text:span><text:span text:style-name="T14"><text:line-break/></text:span></text:p>
      <text:p text:style-name="P43"><text:span text:style-name="Source_20_Text"><text:span text:style-name="T38"/></text:span></text:p>
      <text:p text:style-name="P43"><text:span text:style-name="Source_20_Text"><text:span text:style-name="T38"/></text:span></text:p>
      <text:p text:style-name="P43"><text:span text:style-name="Source_20_Text"><text:span text:style-name="T38"/></text:span></text:p>
      <text:p text:style-name="P43"><text:span text:style-name="Source_20_Text"><text:span text:style-name="T38"/></text:span></text:p>
      <text:p text:style-name="P43"><text:span text:style-name="Source_20_Text"><text:span text:style-name="T38"/></text:span></text:p>
      <text:p text:style-name="P44"><text:span text:style-name="Source_20_Text"><text:span text:style-name="T36"><text:tab/><text:tab/><text:tab/><text:tab/></text:span></text:span><text:span text:style-name="Source_20_Text"><text:span text:style-name="T54">Templates : -</text:span></text:span></text:p>
      <text:p text:style-name="P44"><text:span text:style-name="Source_20_Text"><text:span text:style-name="T35"/></text:span></text:p>
      <text:p text:style-name="P44"><text:span text:style-name="Source_20_Text"><text:span text:style-name="T35">Base.html :</text:span></text:span></text:p>
      <text:p text:style-name="P44"><text:span text:style-name="Source_20_Text"><text:span text:style-name="T39"/></text:span></text:p>
      <text:p text:style-name="P44"><text:span text:style-name="Source_20_Text"><text:span text:style-name="T57">&lt;!doctype </text:span></text:span><text:span text:style-name="T11">html&gt;</text:span><text:span text:style-name="T14"><text:line-break/></text:span><text:span text:style-name="T11">&lt;html lang="en"&gt;</text:span><text:span text:style-name="T14"><text:line-break/></text:span><text:span text:style-name="T11">{% load static %}</text:span><text:span text:style-name="T14"><text:line-break/><text:line-break/></text:span><text:span text:style-name="T11">&lt;head&gt;</text:span><text:span text:style-name="T14"><text:line-break/></text:span><text:span text:style-name="T11"> <text:s text:c="3"/>&lt;meta charset="UTF-8"&gt;</text:span><text:span text:style-name="T14"><text:line-break/></text:span><text:span text:style-name="T11"> <text:s text:c="3"/>&lt;meta http-equiv="X-UA-Compatible" content="IE=edge"&gt;</text:span><text:span text:style-name="T14"><text:line-break/></text:span><text:span text:style-name="T11"> <text:s text:c="3"/>&lt;meta name="viewport" content="width=device-width, initial-scale=1.0"&gt;</text:span><text:span text:style-name="T14"><text:line-break/></text:span><text:span text:style-name="T11"> <text:s text:c="3"/>&lt;!-- Bootstrap CSS --&gt;</text:span><text:span text:style-name="T14"><text:line-break/></text:span><text:span text:style-name="T11"> <text:s text:c="3"/>&lt;link href="https://cdn.jsdelivr.net/npm/bootstrap@5.0.0-beta3/dist/css/bootstrap.min.css" rel="stylesheet"</text:span><text:span text:style-name="T14"><text:line-break/></text:span><text:span text:style-name="T11"> <text:s text:c="9"/>integrity="sha384-eOJMYsd53ii+scO/bJGFsiCZc+5NDVN2yr8+0RDqr0Ql0h+rP48ckxlpbzKgwra6" crossorigin="anonymous"&gt;</text:span><text:span text:style-name="T14"><text:line-break/></text:span><text:span text:style-name="T11"> <text:s text:c="3"/>&lt;!-- Font Awesome CSS --&gt;</text:span><text:span text:style-name="T14"><text:line-break/></text:span><text:span text:style-name="T11"> <text:s text:c="3"/>&lt;script src="https://kit.fontawesome.com/5135d630a7.js" crossorigin="anonymous"&gt;&lt;/script&gt;</text:span><text:span text:style-name="T14"><text:line-break/></text:span><text:span text:style-name="T11"> <text:s text:c="3"/>&lt;title&gt;{% block title %} {% endblock %}&lt;/title&gt;</text:span><text:span text:style-name="T14"><text:line-break/></text:span><text:span text:style-name="T11"> <text:s text:c="3"/>&lt;style&gt;</text:span><text:span text:style-name="T14"><text:line-break/></text:span><text:span text:style-name="T11"> <text:s text:c="7"/>.notification {</text:span><text:span text:style-name="T14"><text:line-break/></text:span><text:span text:style-name="T11"> <text:s text:c="11"/>background-color: #0d6efd;</text:span><text:span text:style-name="T14"><text:line-break/></text:span><text:span text:style-name="T11"> <text:s text:c="11"/>color: white;</text:span><text:span text:style-name="T14"><text:line-break/></text:span><text:span text:style-name="T11"> <text:s text:c="11"/>text-decoration: none;</text:span><text:span text:style-name="T14"><text:line-break/></text:span><text:span text:style-name="T11"> <text:s text:c="11"/>padding: 4px 24px;</text:span><text:span text:style-name="T14"><text:line-break/></text:span><text:span text:style-name="T11"> <text:s text:c="11"/>margin-right: 20px;</text:span><text:span text:style-name="T14"><text:line-break/></text:span><text:span text:style-name="T11"> <text:s text:c="11"/>margin-left: 20px;</text:span><text:span text:style-name="T14"><text:line-break/></text:span><text:span text:style-name="T11"> <text:s text:c="11"/>position: relative;</text:span><text:span text:style-name="T14"><text:line-break/></text:span><text:span text:style-name="T11"> <text:s text:c="11"/>display: inline-block;</text:span><text:span text:style-name="T14"><text:line-break/></text:span><text:span text:style-name="T11"> <text:s text:c="11"/>border-radius: 2px;</text:span><text:span text:style-name="T14"><text:line-break/></text:span><text:span text:style-name="T11"> <text:s text:c="11"/>font-size: 20px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:hover {</text:span><text:span text:style-name="T14"><text:line-break/></text:span><text:span text:style-name="T11"> <text:s text:c="11"/>background: #0b5ed7;</text:span><text:span text:style-name="T14"><text:line-break/></text:span><text:span text:style-name="T11"> <text:s text:c="11"/>color: #fff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 .badge {</text:span><text:span text:style-name="T14"><text:line-break/></text:span><text:span text:style-name="T11"> <text:s text:c="11"/>position: absolute;</text:span><text:span text:style-name="T14"><text:line-break/></text:span><text:span text:style-name="T11"> <text:s text:c="11"/>top: -10px;</text:span><text:span text:style-name="T14"><text:line-break/></text:span><text:soft-page-break/><text:span text:style-name="T11"> <text:s text:c="11"/>right: -10px;</text:span><text:span text:style-name="T14"><text:line-break/></text:span><text:span text:style-name="T11"> <text:s text:c="11"/>padding: 8px 8px;</text:span><text:span text:style-name="T14"><text:line-break/></text:span><text:span text:style-name="T11"> <text:s text:c="11"/>border-radius: 50%;</text:span><text:span text:style-name="T14"><text:line-break/></text:span><text:span text:style-name="T11"> <text:s text:c="11"/>background: red;</text:span><text:span text:style-name="T14"><text:line-break/></text:span><text:span text:style-name="T11"> <text:s text:c="11"/>color: white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-section .dropdown-toggle::after {</text:span><text:span text:style-name="T14"><text:line-break/></text:span><text:span text:style-name="T11"> <text:s text:c="11"/>content: none;</text:span><text:span text:style-name="T14"><text:line-break/></text:span><text:span text:style-name="T11"> <text:s text:c="7"/>}</text:span><text:span text:style-name="T14"><text:line-break/><text:line-break/></text:span><text:span text:style-name="T11"> <text:s text:c="7"/>.dropdown-toggle::after {</text:span><text:span text:style-name="T14"><text:line-break/></text:span><text:span text:style-name="T11"> <text:s text:c="11"/>color: #fff;</text:span><text:span text:style-name="T14"><text:line-break/></text:span><text:span text:style-name="T11"> <text:s text:c="7"/>}</text:span><text:span text:style-name="T14"><text:line-break/><text:line-break/></text:span><text:span text:style-name="T11"> <text:s text:c="7"/>#notifications-dropdown li {</text:span><text:span text:style-name="T14"><text:line-break/></text:span><text:span text:style-name="T11"> <text:s text:c="11"/>max-width: 500px;</text:span><text:span text:style-name="T14"><text:line-break/></text:span><text:span text:style-name="T11"> <text:s text:c="11"/>word-wrap: break-word;</text:span><text:span text:style-name="T14"><text:line-break/></text:span><text:span text:style-name="T11"> <text:s text:c="11"/>display: inline-block;</text:span><text:span text:style-name="T14"><text:line-break/></text:span><text:span text:style-name="T11"> <text:s text:c="11"/>white-space: normal;</text:span><text:span text:style-name="T14"><text:line-break/></text:span><text:span text:style-name="T11"> <text:s text:c="7"/>}</text:span><text:span text:style-name="T14"><text:line-break/><text:line-break/></text:span><text:span text:style-name="T11"> <text:s text:c="7"/>#notifications-dropdown.dropdown-menu {</text:span><text:span text:style-name="T14"><text:line-break/></text:span><text:span text:style-name="T11"> <text:s text:c="11"/>width: 15rem;</text:span><text:span text:style-name="T14"><text:line-break/></text:span><text:span text:style-name="T11"> <text:s text:c="7"/>}</text:span><text:span text:style-name="T14"><text:line-break/></text:span><text:span text:style-name="T11"> <text:s text:c="7"/></text:span><text:span text:style-name="T14"><text:line-break/><text:line-break/></text:span><text:span text:style-name="T11"> <text:s text:c="3"/>&lt;/style&gt;</text:span><text:span text:style-name="T14"><text:line-break/></text:span><text:span text:style-name="T11"> <text:s text:c="3"/>{% block css %} {% endblock %}</text:span><text:span text:style-name="T14"><text:line-break/><text:line-break/></text:span><text:span text:style-name="T11">&lt;/head&gt;</text:span><text:span text:style-name="T14"><text:line-break/><text:line-break/></text:span><text:span text:style-name="T11">&lt;body&gt;</text:span><text:span text:style-name="T14"><text:line-break/></text:span><text:span text:style-name="T11">&lt;script src="https://cdn.jsdelivr.net/npm/bootstrap@5.0.0-beta3/dist/js/bootstrap.bundle.min.js"</text:span><text:span text:style-name="T14"><text:line-break/></text:span><text:span text:style-name="T11"> <text:s text:c="7"/>integrity="sha384-JEW9xMcG8R+pH31jmWH6WWP0WintQrMb4s7ZOdauHnUtxwoG2vI5DkLtS3qm9Ekf"</text:span><text:span text:style-name="T14"><text:line-break/></text:span><text:span text:style-name="T11"> <text:s text:c="7"/>crossorigin="anonymous"&gt;&lt;/script&gt;</text:span><text:span text:style-name="T14"><text:line-break/></text:span><text:span text:style-name="T11">&lt;nav class="navbar navbar-expand-lg navbar-dark bg-dark"&gt;</text:span><text:span text:style-name="T14"><text:line-break/></text:span><text:span text:style-name="T11"> <text:s text:c="3"/>&lt;div class="container-fluid"&gt;</text:span><text:span text:style-name="T14"><text:line-break/></text:span><text:span text:style-name="T11"> <text:s text:c="7"/>&lt;a class="navbar-brand" href="#"&gt;Notifications&lt;/a&gt;</text:span><text:span text:style-name="T14"><text:line-break/></text:span><text:span text:style-name="T11"> <text:s text:c="7"/>&lt;button class="navbar-toggler" type="button" data-bs-toggle="collapse"</text:span><text:span text:style-name="T14"><text:line-break/></text:span><text:span text:style-name="T11"> <text:s text:c="15"/>data-bs-target="#navbarSupportedContent" aria-controls="navbarSupportedContent" aria-expanded="false"</text:span><text:span text:style-name="T14"><text:line-break/></text:span><text:span text:style-name="T11"> <text:s text:c="15"/>aria-label="Toggle navigation"&gt;</text:span><text:span text:style-name="T14"><text:line-break/></text:span><text:span text:style-name="T11"> <text:s text:c="11"/>&lt;span class="navbar-toggler-icon"&gt;&lt;/span&gt;</text:span><text:span text:style-name="T14"><text:line-break/></text:span><text:span text:style-name="T11"> <text:s text:c="7"/>&lt;/button&gt;</text:span><text:span text:style-name="T14"><text:line-break/></text:span><text:span text:style-name="T11"> <text:s text:c="7"/>&lt;div class="collapse navbar-collapse" id="navbarSupportedContent"&gt;</text:span><text:span text:style-name="T14"><text:line-break/></text:span><text:span text:style-name="T11"> <text:s text:c="11"/>&lt;ul class="navbar-nav me-auto mb-2 mb-lg-0"&gt;</text:span><text:span text:style-name="T14"><text:line-break/></text:span><text:span text:style-name="T11"> <text:s text:c="15"/>&lt;li class="nav-item"&gt;</text:span><text:span text:style-name="T14"><text:line-break/></text:span><text:soft-page-break/><text:span text:style-name="T11"> <text:s text:c="19"/>&lt;a class="nav-link active" aria-current="page" href="#"&gt;Home&lt;/a&gt;</text:span><text:span text:style-name="T14"><text:line-break/></text:span><text:span text:style-name="T11"> <text:s text:c="15"/>&lt;/li&gt;</text:span><text:span text:style-name="T14"><text:line-break/></text:span><text:span text:style-name="T11"> <text:s text:c="15"/>&lt;li class="nav-item"&gt;</text:span><text:span text:style-name="T14"><text:line-break/></text:span><text:span text:style-name="T11"> <text:s text:c="19"/>&lt;a class="nav-link" href="#"&gt;Link&lt;/a&gt;</text:span><text:span text:style-name="T14"><text:line-break/></text:span><text:span text:style-name="T11"> <text:s text:c="15"/>&lt;/li&gt;</text:span><text:span text:style-name="T14"><text:line-break/></text:span><text:span text:style-name="T11"> <text:s text:c="15"/>&lt;li class="nav-item"&gt;</text:span><text:span text:style-name="T14"><text:line-break/></text:span><text:span text:style-name="T11"> <text:s text:c="19"/>&lt;a class="nav-link disabled" href="#" tabindex="-1" aria-disabled="true"&gt;Disabled&lt;/a&gt;</text:span><text:span text:style-name="T14"><text:line-break/></text:span><text:span text:style-name="T11"> <text:s text:c="15"/>&lt;/li&gt;</text:span><text:span text:style-name="T14"><text:line-break/><text:line-break/></text:span><text:span text:style-name="T11"> <text:s text:c="11"/>&lt;/ul&gt;</text:span><text:span text:style-name="T14"><text:line-break/><text:line-break/><text:line-break/><text:line-break/></text:span><text:span text:style-name="T11"> <text:s text:c="11"/>&lt;li class="nav-item dropdown notification-section"&gt;</text:span><text:span text:style-name="T14"><text:line-break/></text:span><text:span text:style-name="T11"> <text:s text:c="15"/>&lt;a href="#" class="notification dropdown-toggle" id="navbarDropdown" role="button"</text:span><text:span text:style-name="T14"><text:line-break/></text:span><text:span text:style-name="T11"> <text:s text:c="18"/>data-bs-toggle="dropdown" aria-expanded="true"&gt;</text:span><text:span text:style-name="T14"><text:line-break/></text:span><text:span text:style-name="T11"> <text:s text:c="19"/>&lt;span&gt;&lt;i class='fa fa-bell'&gt;&lt;/i&gt;&lt;/span&gt;</text:span><text:span text:style-name="T14"><text:line-break/></text:span><text:span text:style-name="T11"> <text:s text:c="19"/>&lt;span class="badge" id="notification-badge"&gt;0&lt;/span&gt;</text:span><text:span text:style-name="T14"><text:line-break/></text:span><text:span text:style-name="T11"> <text:s text:c="15"/>&lt;/a&gt;</text:span><text:span text:style-name="T14"><text:line-break/></text:span><text:span text:style-name="T11"> <text:s text:c="14"/>&lt;ul class="dropdown-menu" aria-labelledby="navbarDropdown" id="notifications-dropdown"</text:span><text:span text:style-name="T14"><text:line-break/></text:span><text:span text:style-name="T11"> <text:s text:c="23"/>data-popper-placement="bottom-end"</text:span><text:span text:style-name="T14"><text:line-break/></text:span><text:span text:style-name="T11"> <text:s text:c="23"/>style="position: absolute; inset: 0px auto auto 0px; margin: 0px; transform: translate3d(-70px, 42px, 0px);"&gt;</text:span><text:span text:style-name="T14"><text:line-break/><text:line-break/></text:span><text:span text:style-name="T11"> <text:s text:c="23"/>{% for i in notifications %}</text:span><text:span text:style-name="T14"><text:line-break/></text:span><text:span text:style-name="T11"> <text:s text:c="23"/>&lt;li class="dropdown-item"&gt;{{i.message}}&lt;/li&gt;</text:span><text:span text:style-name="T14"><text:line-break/></text:span><text:span text:style-name="T11"> <text:s text:c="23"/>&lt;hr class="dropdown-divider"&gt;</text:span><text:span text:style-name="T14"><text:line-break/></text:span><text:span text:style-name="T11"> <text:s text:c="23"/>{% endfor %}</text:span><text:span text:style-name="T14"><text:line-break/></text:span><text:span text:style-name="T11"> <text:s text:c="23"/>&lt;li class='dropdown-item'&gt;Hello&lt;/li&gt;</text:span><text:span text:style-name="T14"><text:line-break/></text:span><text:span text:style-name="T11"> <text:s text:c="23"/>&lt;hr class="dropdown-divider"&gt;</text:span><text:span text:style-name="T14"><text:line-break/><text:line-break/></text:span><text:span text:style-name="T11"> <text:s text:c="19"/>&lt;/ul&gt;</text:span><text:span text:style-name="T14"><text:line-break/></text:span><text:span text:style-name="T11"> <text:s text:c="11"/>&lt;/li&gt;</text:span><text:span text:style-name="T14"><text:line-break/><text:line-break/><text:line-break/></text:span><text:span text:style-name="T11"> <text:s text:c="7"/>&lt;/div&gt;</text:span><text:span text:style-name="T14"><text:line-break/></text:span><text:span text:style-name="T11"> <text:s text:c="3"/>&lt;/div&gt;</text:span><text:span text:style-name="T14"><text:line-break/></text:span><text:span text:style-name="T11">&lt;/nav&gt;</text:span><text:span text:style-name="T14"><text:line-break/><text:line-break/></text:span><text:span text:style-name="T11">{{ room_name|json_script:"room-name" }}</text:span><text:span text:style-name="T14"><text:line-break/></text:span><text:span text:style-name="T11">&lt;script&gt;</text:span><text:span text:style-name="T14"><text:line-break/></text:span><text:span text:style-name="T11"> <text:s text:c="7"/>const roomName = JSON.parse(document.getElementById('room-name').textContent);</text:span><text:span text:style-name="T14"><text:line-break/><text:line-break/></text:span><text:span text:style-name="T11"> <text:s text:c="7"/>const notificationSocket = new WebSocket(</text:span><text:span text:style-name="T14"><text:line-break/></text:span><text:span text:style-name="T11"> <text:s text:c="11"/>'ws://'</text:span><text:span text:style-name="T14"><text:line-break/></text:span><text:span text:style-name="T11"> <text:s text:c="11"/>+ window.location.host</text:span><text:span text:style-name="T14"><text:line-break/></text:span><text:span text:style-name="T11"> <text:s text:c="11"/>+ '/ws/notification/'</text:span><text:span text:style-name="T14"><text:line-break/></text:span><text:soft-page-break/><text:span text:style-name="T11"> <text:s text:c="11"/>+ roomName</text:span><text:span text:style-name="T14"><text:line-break/></text:span><text:span text:style-name="T11"> <text:s text:c="11"/>+ '/'</text:span><text:span text:style-name="T14"><text:line-break/></text:span><text:span text:style-name="T11"> <text:s text:c="7"/>);</text:span><text:span text:style-name="T14"><text:line-break/><text:line-break/></text:span><text:span text:style-name="T11"> <text:s text:c="7"/>notificationSocket.onmessage = function(e) {</text:span><text:span text:style-name="T14"><text:line-break/></text:span><text:span text:style-name="T11"> <text:s text:c="11"/>const data = JSON.parse(e.data);</text:span><text:span text:style-name="T14"><text:line-break/></text:span><text:span text:style-name="T11"> <text:s text:c="11"/>//document.querySelector('#chat-log').value += (data.message + '\n');</text:span><text:span text:style-name="T14"><text:line-break/></text:span><text:span text:style-name="T11"> <text:s text:c="11"/>console.log(data);</text:span><text:span text:style-name="T14"><text:line-break/></text:span><text:span text:style-name="T11"> <text:s text:c="11"/>document.getElementById("notifications-dropdown").innerHTML = "&lt;li class='dropdown-item'&gt;" + data + "&lt;/li&gt;&lt;hr class='dropdown-divider'&gt;" + document.getElementById("notifications-dropdown").innerHTML;</text:span><text:span text:style-name="T14"><text:line-break/></text:span><text:span text:style-name="T11"> <text:s text:c="11"/>document.getElementById("notification-badge").innerHTML = parseInt(document.getElementById("notification-badge").innerHTML) + 1;</text:span><text:span text:style-name="T14"><text:line-break/></text:span><text:span text:style-name="T11"> <text:s text:c="7"/>};</text:span><text:span text:style-name="T14"><text:line-break/><text:line-break/></text:span><text:span text:style-name="T11"> <text:s text:c="7"/>notificationSocket.onclose = function(e) {</text:span><text:span text:style-name="T14"><text:line-break/></text:span><text:span text:style-name="T11"> <text:s text:c="11"/>console.error('Chat socket closed unexpectedly');</text:span><text:span text:style-name="T14"><text:line-break/></text:span><text:span text:style-name="T11"> <text:s text:c="7"/>};</text:span><text:span text:style-name="T14"><text:line-break/><text:line-break/></text:span><text:span text:style-name="T11"> <text:s text:c="5"/></text:span><text:span text:style-name="T14"><text:line-break/><text:line-break/></text:span><text:span text:style-name="T11"> <text:s text:c="6"/></text:span><text:span text:style-name="T14"><text:line-break/><text:line-break/></text:span><text:span text:style-name="T11">&lt;/script&gt;</text:span><text:span text:style-name="T14"><text:line-break/><text:line-break/></text:span><text:span text:style-name="T11">{% block body %} {% endblock %}</text:span><text:span text:style-name="T14"><text:line-break/><text:line-break/></text:span><text:span text:style-name="T11">&lt;/body&gt;</text:span><text:span text:style-name="T14"><text:line-break/></text:span><text:span text:style-name="T11">{% block js %} {% endblock %}</text:span><text:span text:style-name="T14"><text:line-break/><text:line-break/></text:span><text:span text:style-name="T11">&lt;/html&gt;</text:span></text:p>
      <text:p text:style-name="P44"><text:span text:style-name="Source_20_Text"><text:span text:style-name="T39"/></text:span></text:p>
      <text:p text:style-name="P44"><text:span text:style-name="Source_20_Text"><text:span text:style-name="T39"/></text:span></text:p>
      <text:p text:style-name="P44"><text:span text:style-name="Source_20_Text"><text:span text:style-name="T35">Index.html : -</text:span></text:span></text:p>
      <text:p text:style-name="P44"/>
      <text:p text:style-name="P44"><text:span text:style-name="Source_20_Text"><text:span text:style-name="T58">{</text:span></text:span><text:span text:style-name="T11">% extends 'base.html' %}</text:span><text:span text:style-name="T14"><text:line-break/></text:span><text:span text:style-name="T11">{% load static %}</text:span><text:span text:style-name="T14"><text:line-break/></text:span><text:span text:style-name="T11">{% block title %}</text:span><text:span text:style-name="T14"><text:line-break/></text:span><text:span text:style-name="T11">{% endblock %}</text:span><text:span text:style-name="T14"><text:line-break/></text:span><text:span text:style-name="T11">{% block css %}</text:span><text:span text:style-name="T14"><text:line-break/></text:span><text:span text:style-name="T11">&lt;style&gt;</text:span><text:span text:style-name="T14"><text:line-break/></text:span><text:span text:style-name="T11"> <text:s text:c="3"/>.container {</text:span><text:span text:style-name="T14"><text:line-break/></text:span><text:span text:style-name="T11"> <text:s text:c="7"/>max-width: 960px;</text:span><text:span text:style-name="T14"><text:line-break/></text:span><text:span text:style-name="T11"> <text:s text:c="3"/>}</text:span><text:span text:style-name="T14"><text:line-break/><text:line-break/></text:span><text:span text:style-name="T11"> <text:s text:c="3"/>/*</text:span><text:span text:style-name="T14"><text:line-break/></text:span><text:span text:style-name="T11"> * Custom translucent site header</text:span><text:span text:style-name="T14"><text:line-break/></text:span><text:span text:style-name="T11"> */</text:span><text:span text:style-name="T14"><text:line-break/><text:line-break/></text:span><text:span text:style-name="T11"> <text:s text:c="3"/>.site-header {</text:span><text:span text:style-name="T14"><text:line-break/></text:span><text:span text:style-name="T11"> <text:s text:c="7"/>background-color: rgba(0, 0, 0, .85);</text:span><text:span text:style-name="T14"><text:line-break/></text:span><text:soft-page-break/><text:span text:style-name="T11"> <text:s text:c="7"/>-webkit-backdrop-filter: saturate(180%) blur(20px);</text:span><text:span text:style-name="T14"><text:line-break/></text:span><text:span text:style-name="T11"> <text:s text:c="7"/>backdrop-filter: saturate(180%) blur(20px);</text:span><text:span text:style-name="T14"><text:line-break/></text:span><text:span text:style-name="T11"> <text:s text:c="3"/>}</text:span><text:span text:style-name="T14"><text:line-break/><text:line-break/></text:span><text:span text:style-name="T11"> <text:s text:c="3"/>.site-header a {</text:span><text:span text:style-name="T14"><text:line-break/></text:span><text:span text:style-name="T11"> <text:s text:c="7"/>color: #8e8e8e;</text:span><text:span text:style-name="T14"><text:line-break/></text:span><text:span text:style-name="T11"> <text:s text:c="7"/>transition: color .15s ease-in-out;</text:span><text:span text:style-name="T14"><text:line-break/></text:span><text:span text:style-name="T11"> <text:s text:c="3"/>}</text:span><text:span text:style-name="T14"><text:line-break/><text:line-break/></text:span><text:span text:style-name="T11"> <text:s text:c="3"/>.site-header a:hover {</text:span><text:span text:style-name="T14"><text:line-break/></text:span><text:span text:style-name="T11"> <text:s text:c="7"/>color: #fff;</text:span><text:span text:style-name="T14"><text:line-break/></text:span><text:span text:style-name="T11"> <text:s text:c="7"/>text-decoration: none;</text:span><text:span text:style-name="T14"><text:line-break/></text:span><text:span text:style-name="T11"> <text:s text:c="3"/>}</text:span><text:span text:style-name="T14"><text:line-break/><text:line-break/></text:span><text:span text:style-name="T11"> <text:s text:c="3"/>/*</text:span><text:span text:style-name="T14"><text:line-break/></text:span><text:span text:style-name="T11"> * Dummy devices (replace them with your own or something else entirely!)</text:span><text:span text:style-name="T14"><text:line-break/></text:span><text:span text:style-name="T11"> */</text:span><text:span text:style-name="T14"><text:line-break/><text:line-break/></text:span><text:span text:style-name="T11"> <text:s text:c="3"/>.product-device {</text:span><text:span text:style-name="T14"><text:line-break/></text:span><text:span text:style-name="T11"> <text:s text:c="7"/>position: absolute;</text:span><text:span text:style-name="T14"><text:line-break/></text:span><text:span text:style-name="T11"> <text:s text:c="7"/>right: 10%;</text:span><text:span text:style-name="T14"><text:line-break/></text:span><text:span text:style-name="T11"> <text:s text:c="7"/>bottom: -30%;</text:span><text:span text:style-name="T14"><text:line-break/></text:span><text:span text:style-name="T11"> <text:s text:c="7"/>width: 300px;</text:span><text:span text:style-name="T14"><text:line-break/></text:span><text:span text:style-name="T11"> <text:s text:c="7"/>height: 540px;</text:span><text:span text:style-name="T14"><text:line-break/></text:span><text:span text:style-name="T11"> <text:s text:c="7"/>background-color: #333;</text:span><text:span text:style-name="T14"><text:line-break/></text:span><text:span text:style-name="T11"> <text:s text:c="7"/>border-radius: 21px;</text:span><text:span text:style-name="T14"><text:line-break/></text:span><text:span text:style-name="T11"> <text:s text:c="7"/>transform: rotate(30deg);</text:span><text:span text:style-name="T14"><text:line-break/></text:span><text:span text:style-name="T11"> <text:s text:c="3"/>}</text:span><text:span text:style-name="T14"><text:line-break/><text:line-break/></text:span><text:span text:style-name="T11"> <text:s text:c="3"/>.product-device::before {</text:span><text:span text:style-name="T14"><text:line-break/></text:span><text:span text:style-name="T11"> <text:s text:c="7"/>position: absolute;</text:span><text:span text:style-name="T14"><text:line-break/></text:span><text:span text:style-name="T11"> <text:s text:c="7"/>top: 10%;</text:span><text:span text:style-name="T14"><text:line-break/></text:span><text:span text:style-name="T11"> <text:s text:c="7"/>right: 10px;</text:span><text:span text:style-name="T14"><text:line-break/></text:span><text:span text:style-name="T11"> <text:s text:c="7"/>bottom: 10%;</text:span><text:span text:style-name="T14"><text:line-break/></text:span><text:span text:style-name="T11"> <text:s text:c="7"/>left: 10px;</text:span><text:span text:style-name="T14"><text:line-break/></text:span><text:span text:style-name="T11"> <text:s text:c="7"/>content: "";</text:span><text:span text:style-name="T14"><text:line-break/></text:span><text:span text:style-name="T11"> <text:s text:c="7"/>background-color: rgba(255, 255, 255, .1);</text:span><text:span text:style-name="T14"><text:line-break/></text:span><text:span text:style-name="T11"> <text:s text:c="7"/>border-radius: 5px;</text:span><text:span text:style-name="T14"><text:line-break/></text:span><text:span text:style-name="T11"> <text:s text:c="3"/>}</text:span><text:span text:style-name="T14"><text:line-break/><text:line-break/></text:span><text:span text:style-name="T11"> <text:s text:c="3"/>.product-device-2 {</text:span><text:span text:style-name="T14"><text:line-break/></text:span><text:span text:style-name="T11"> <text:s text:c="7"/>top: -25%;</text:span><text:span text:style-name="T14"><text:line-break/></text:span><text:span text:style-name="T11"> <text:s text:c="7"/>right: auto;</text:span><text:span text:style-name="T14"><text:line-break/></text:span><text:span text:style-name="T11"> <text:s text:c="7"/>bottom: 0;</text:span><text:span text:style-name="T14"><text:line-break/></text:span><text:span text:style-name="T11"> <text:s text:c="7"/>left: 5%;</text:span><text:span text:style-name="T14"><text:line-break/></text:span><text:span text:style-name="T11"> <text:s text:c="7"/>background-color: #e5e5e5;</text:span><text:span text:style-name="T14"><text:line-break/></text:span><text:span text:style-name="T11"> <text:s text:c="3"/>}</text:span><text:span text:style-name="T14"><text:line-break/><text:line-break/><text:line-break/></text:span><text:span text:style-name="T11"> <text:s text:c="3"/>/*</text:span><text:span text:style-name="T14"><text:line-break/></text:span><text:span text:style-name="T11"> * Extra utilities</text:span><text:span text:style-name="T14"><text:line-break/></text:span><text:span text:style-name="T11"> */</text:span><text:span text:style-name="T14"><text:line-break/></text:span><text:soft-page-break/><text:span text:style-name="T14"><text:line-break/></text:span><text:span text:style-name="T11"> <text:s text:c="3"/>.flex-equal&gt;* {</text:span><text:span text:style-name="T14"><text:line-break/></text:span><text:span text:style-name="T11"> <text:s text:c="7"/>flex: 1;</text:span><text:span text:style-name="T14"><text:line-break/></text:span><text:span text:style-name="T11"> <text:s text:c="3"/>}</text:span><text:span text:style-name="T14"><text:line-break/><text:line-break/></text:span><text:span text:style-name="T11"> <text:s text:c="3"/>@media (min-width: 768px) {</text:span><text:span text:style-name="T14"><text:line-break/></text:span><text:span text:style-name="T11"> <text:s text:c="7"/>.flex-md-equal&gt;* {</text:span><text:span text:style-name="T14"><text:line-break/></text:span><text:span text:style-name="T11"> <text:s text:c="11"/>flex: 1;</text:span><text:span text:style-name="T14"><text:line-break/></text:span><text:span text:style-name="T11"> <text:s text:c="7"/>}</text:span><text:span text:style-name="T14"><text:line-break/></text:span><text:span text:style-name="T11"> <text:s text:c="3"/>}</text:span><text:span text:style-name="T14"><text:line-break/></text:span><text:span text:style-name="T11">&lt;/style&gt;</text:span><text:span text:style-name="T14"><text:line-break/></text:span><text:span text:style-name="T11">{% endblock %}</text:span><text:span text:style-name="T14"><text:line-break/><text:line-break/><text:line-break/><text:line-break/></text:span><text:span text:style-name="T11">{% block body %}</text:span><text:span text:style-name="T14"><text:line-break/><text:line-break/></text:span><text:span text:style-name="T11">&lt;main&gt;</text:span><text:span text:style-name="T14"><text:line-break/></text:span><text:span text:style-name="T11"> <text:s text:c="3"/>&lt;div class="position-relative overflow-hidden p-3 p-md-5 m-md-3 text-center bg-light"&gt;</text:span><text:span text:style-name="T14"><text:line-break/></text:span><text:span text:style-name="T11"> <text:s text:c="7"/>&lt;div class="col-md-5 p-lg-5 mx-auto my-5"&gt;</text:span><text:span text:style-name="T14"><text:line-break/></text:span><text:span text:style-name="T11"> <text:s text:c="11"/>&lt;h1 class="display-4 fw-normal"&gt;PUSH NOTIFICATION&lt;/h1&gt;</text:span><text:span text:style-name="T14"><text:line-break/></text:span><text:span text:style-name="T11"> <text:s text:c="11"/>&lt;p class="lead fw-normal"&gt;I want to perform push notification with web application&lt;/p&gt;</text:span><text:span text:style-name="T14"><text:line-break/></text:span><text:span text:style-name="T11"> <text:s text:c="11"/>&lt;a class="btn btn-outline-secondary" href="#"&gt;Coming soon&lt;/a&gt;</text:span><text:span text:style-name="T14"><text:line-break/></text:span><text:span text:style-name="T11"> <text:s text:c="7"/>&lt;/div&gt;</text:span><text:span text:style-name="T14"><text:line-break/></text:span><text:span text:style-name="T11"> <text:s text:c="7"/>&lt;div class="product-device shadow-sm d-none d-md-block"&gt;&lt;/div&gt;</text:span><text:span text:style-name="T14"><text:line-break/></text:span><text:span text:style-name="T11"> <text:s text:c="7"/>&lt;div class="product-device product-device-2 shadow-sm d-none d-md-block"&gt;&lt;/div&gt;</text:span><text:span text:style-name="T14"><text:line-break/></text:span><text:span text:style-name="T11"> <text:s text:c="3"/>&lt;/div&gt;</text:span><text:span text:style-name="T14"><text:line-break/></text:span><text:span text:style-name="T11">&lt;/main&gt;</text:span><text:span text:style-name="T14"><text:line-break/><text:line-break/><text:line-break/></text:span><text:span text:style-name="T11">&lt;script&gt;</text:span><text:span text:style-name="T14"><text:line-break/><text:line-break/></text:span><text:span text:style-name="T11">&lt;/script&gt;</text:span><text:span text:style-name="T14"><text:line-break/><text:line-break/></text:span><text:span text:style-name="T11">{% endblock %}</text:span><text:span text:style-name="T14"><text:line-break/><text:line-break/></text:span><text:span text:style-name="T11">{% block js %}</text:span><text:span text:style-name="T14"><text:line-break/></text:span><text:span text:style-name="T11">&lt;script&gt;</text:span><text:span text:style-name="T14"><text:line-break/></text:span><text:span text:style-name="T11">&lt;/script&gt;</text:span><text:span text:style-name="T14"><text:line-break/></text:span><text:span text:style-name="T11">{% endblock %}</text:span></text:p>
      <text:p text:style-name="P44"><text:span text:style-name="Source_20_Text"><text:span text:style-name="T41"/></text:span></text:p>
      <text:p text:style-name="P44"><text:span text:style-name="Source_20_Text"><text:span text:style-name="T41"/></text:span></text:p>
      <text:p text:style-name="P44"><text:span text:style-name="Source_20_Text"><text:span text:style-name="T41"/></text:span></text:p>
      <text:p text:style-name="P44"><text:span text:style-name="Source_20_Text"><text:span text:style-name="T41"/></text:span></text:p>
      <text:p text:style-name="P44"><text:span text:style-name="Source_20_Text"><text:span text:style-name="T41"/></text:span></text:p>
      <text:p text:style-name="P44"><text:span text:style-name="Source_20_Text"><text:span text:style-name="T41"/></text:span></text:p>
      <text:p text:style-name="P44"><text:span text:style-name="Source_20_Text"><text:span text:style-name="T41"/></text:span></text:p>
      <text:p text:style-name="P44"><text:span text:style-name="Source_20_Text"><text:span text:style-name="T41"/></text:span></text:p>
      <text:p text:style-name="P44"><text:soft-page-break/><text:span text:style-name="Source_20_Text"><text:span text:style-name="T50">**************************** __________________ ****************************************</text:span></text:span></text:p>
      <text:p text:style-name="P44"><text:span text:style-name="Source_20_Text"><text:span text:style-name="T52"/></text:span></text:p>
      <text:p text:style-name="P46"><text:span text:style-name="Source_20_Text"><text:span text:style-name="T53">Push – Notifiaction Using Mobile App : -</text:span></text:span></text:p>
      <text:p text:style-name="P46"><text:span text:style-name="Source_20_Text"><text:span text:style-name="T53"/></text:span></text:p>
      <text:p text:style-name="P46"><text:span text:style-name="Source_20_Text"><text:span text:style-name="T53">Using FCM (firebase cloud messaging) :</text:span></text:span></text:p>
      <text:p text:style-name="P46"><text:span text:style-name="Source_20_Text"><text:span text:style-name="T53"/></text:span></text:p>
      <text:p text:style-name="P47"><text:span text:style-name="Source_20_Text"><text:span text:style-name="T45">pip install pusher_push_notifications<text:tab/></text:span></text:span></text:p>
      <text:p text:style-name="P48"><text:span text:style-name="Source_20_Text"><text:span text:style-name="T51"/></text:span></text:p>
      <text:p text:style-name="P48"><text:span text:style-name="Source_20_Text"><text:span text:style-name="T51">What is FCM ? </text:span></text:span></text:p>
      <text:p text:style-name="P48"><text:span text:style-name="Source_20_Text"><text:span text:style-name="T46"/></text:span></text:p>
      <text:p text:style-name="P47"><text:span text:style-name="Source_20_Text"><text:span text:style-name="T18">- The FCM backend receives the message request, generates a message ID and other metadata, and sends it to the platform specific transport layer. When the device is online, the message is sent via the platform-specific transport layer to the device. On the device, the client app receives the message or notification.</text:span></text:span></text:p>
      <text:p text:style-name="P47"><text:span text:style-name="Source_20_Text"><text:span text:style-name="T18"/></text:span></text:p>
      <text:p text:style-name="P47"><text:span text:style-name="Source_20_Text"><text:span text:style-name="T18">- </text:span></text:span><text:span text:style-name="Source_20_Text"><text:span text:style-name="T19">Every client directly connect to the Firebase server without API.</text:span></text:span></text:p>
      <text:p text:style-name="P47"><text:span text:style-name="Source_20_Text"><text:span text:style-name="T19"/></text:span></text:p>
      <text:p text:style-name="P49"><text:span text:style-name="Source_20_Text"><text:span text:style-name="T23">Features : - </text:span></text:span></text:p>
      <text:list xml:id="list221685086" text:style-name="L1">
        <text:list-item>
          <text:p text:style-name="P57"><text:span text:style-name="Source_20_Text"><text:span text:style-name="T22">Real – Time Database</text:span></text:span></text:p>
        </text:list-item>
        <text:list-item>
          <text:p text:style-name="P57"><text:span text:style-name="Source_20_Text"><text:span text:style-name="T22">File Storage</text:span></text:span></text:p>
        </text:list-item>
        <text:list-item>
          <text:p text:style-name="P57"><text:span text:style-name="Source_20_Text"><text:span text:style-name="T22">Authentication</text:span></text:span></text:p>
        </text:list-item>
        <text:list-item>
          <text:p text:style-name="P57"><text:span text:style-name="Source_20_Text"><text:span text:style-name="T22">Hosting</text:span></text:span></text:p>
        </text:list-item>
      </text:list>
      <text:p text:style-name="P46"/>
      <text:p text:style-name="P50"><text:span text:style-name="Source_20_Text"><text:span text:style-name="T47"/></text:span></text:p>
      <text:p text:style-name="P51"><text:span text:style-name="Source_20_Text"><text:span text:style-name="T48">What is pyrebase ? </text:span></text:span></text:p>
      <text:p text:style-name="Standard"><text:span text:style-name="Source_20_Text"><text:span text:style-name="T20">-<text:tab/>Pyrebase is a Python interface to Firebase's REST API. In layman's terms, it allows you to use. Python to manipulate your Firebase database.</text:span></text:span></text:p>
      <text:p text:style-name="Standard"><text:span text:style-name="Source_20_Text"><text:span text:style-name="T20"/></text:span></text:p>
      <text:p text:style-name="P52"><text:span text:style-name="Source_20_Text"><text:span text:style-name="T24">Why we use pyrebase ? </text:span></text:span></text:p>
      <text:p text:style-name="P52"><text:span text:style-name="Source_20_Text"><text:span text:style-name="T21">-<text:tab/>The Pyrebase module provides a simple interface for performing each of the CRUD functions. There are two methods available for creating a new data entity in your database, push() and set(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1:10:30.542015089</meta:creation-date>
    <dc:date>2022-06-08T15:18:51.351165364</dc:date>
    <meta:editing-duration>PT17H28M6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5" meta:paragraph-count="87" meta:word-count="1583" meta:character-count="17804" meta:non-whitespace-character-count="13335"/>
  </office:meta>
</office:document-meta>
</file>